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officeooo:rsid="00068afc" officeooo:paragraph-rsid="00068afc"/>
    </style:style>
    <style:style style:name="P2" style:family="paragraph" style:parent-style-name="Text_20_body">
      <style:text-properties officeooo:rsid="0006da2c" officeooo:paragraph-rsid="0006da2c"/>
    </style:style>
    <style:style style:name="P3" style:family="paragraph" style:parent-style-name="Text_20_body">
      <style:text-properties officeooo:rsid="0006da2c" officeooo:paragraph-rsid="000fc0a5"/>
    </style:style>
    <style:style style:name="P4" style:family="paragraph" style:parent-style-name="Text_20_body">
      <style:text-properties officeooo:rsid="00072ccc" officeooo:paragraph-rsid="00072ccc"/>
    </style:style>
    <style:style style:name="P5" style:family="paragraph" style:parent-style-name="Text_20_body">
      <style:text-properties officeooo:rsid="00072ccc" officeooo:paragraph-rsid="000fc0a5"/>
    </style:style>
    <style:style style:name="P6" style:family="paragraph" style:parent-style-name="Text_20_body">
      <style:text-properties officeooo:rsid="000743be" officeooo:paragraph-rsid="000743be"/>
    </style:style>
    <style:style style:name="P7" style:family="paragraph" style:parent-style-name="Text_20_body">
      <style:text-properties officeooo:rsid="0008d5cf" officeooo:paragraph-rsid="0008d5cf"/>
    </style:style>
    <style:style style:name="P8" style:family="paragraph" style:parent-style-name="Text_20_body">
      <style:text-properties officeooo:rsid="0008d5cf" officeooo:paragraph-rsid="00095b4a"/>
    </style:style>
    <style:style style:name="P9" style:family="paragraph" style:parent-style-name="Text_20_body">
      <style:text-properties officeooo:rsid="00095b4a" officeooo:paragraph-rsid="00095b4a"/>
    </style:style>
    <style:style style:name="P10" style:family="paragraph" style:parent-style-name="Text_20_body">
      <style:text-properties officeooo:rsid="000a6cc2" officeooo:paragraph-rsid="000a6cc2"/>
    </style:style>
    <style:style style:name="P11" style:family="paragraph" style:parent-style-name="Text_20_body">
      <style:text-properties officeooo:rsid="000b2fbd" officeooo:paragraph-rsid="000b2fbd"/>
    </style:style>
    <style:style style:name="P12" style:family="paragraph" style:parent-style-name="Text_20_body">
      <style:text-properties officeooo:rsid="000bc3e2" officeooo:paragraph-rsid="000bc3e2"/>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7283in" style:type="right" style:leader-style="dotted" style:leader-text="."/>
        </style:tab-stops>
      </style:paragraph-properties>
    </style:style>
    <style:style style:name="P15" style:family="paragraph" style:parent-style-name="Heading_20_1" style:list-style-name=""/>
    <style:style style:name="P16" style:family="paragraph" style:parent-style-name="Heading_20_1" style:list-style-name="">
      <style:text-properties officeooo:rsid="000bc3e2" officeooo:paragraph-rsid="000bc3e2"/>
    </style:style>
    <style:style style:name="P17" style:family="paragraph" style:parent-style-name="Heading_20_1">
      <style:paragraph-properties fo:break-before="page"/>
      <style:text-properties officeooo:rsid="00068afc" officeooo:paragraph-rsid="00068afc"/>
    </style:style>
    <style:style style:name="P18" style:family="paragraph" style:parent-style-name="Heading_20_1">
      <style:paragraph-properties fo:text-align="center" style:justify-single-word="false" fo:break-before="page"/>
    </style:style>
    <style:style style:name="P19" style:family="paragraph" style:parent-style-name="Heading_20_1" style:list-style-name="">
      <style:paragraph-properties fo:text-align="center" style:justify-single-word="false" fo:break-before="page"/>
      <style:text-properties officeooo:rsid="00148ac6" officeooo:paragraph-rsid="00148ac6"/>
    </style:style>
    <style:style style:name="P20" style:family="paragraph" style:parent-style-name="Heading_20_2" style:list-style-name=""/>
    <style:style style:name="P21" style:family="paragraph" style:parent-style-name="Heading_20_2" style:list-style-name="">
      <style:text-properties fo:color="#0000ff" officeooo:rsid="000bc3e2" officeooo:paragraph-rsid="000bc3e2"/>
    </style:style>
    <style:style style:name="P22" style:family="paragraph" style:parent-style-name="Heading_20_2">
      <style:text-properties fo:color="#ff0000" officeooo:rsid="000bc3e2" officeooo:paragraph-rsid="000bc3e2"/>
    </style:style>
    <style:style style:name="P23" style:family="paragraph" style:parent-style-name="Heading_20_2" style:list-style-name="">
      <style:text-properties fo:color="#ff00ff"/>
    </style:style>
    <style:style style:name="P24" style:family="paragraph" style:parent-style-name="Heading_20_2" style:list-style-name="">
      <style:text-properties fo:color="#ff950e"/>
    </style:style>
    <style:style style:name="P25" style:family="paragraph" style:parent-style-name="Heading_20_2">
      <style:text-properties officeooo:rsid="00068afc" officeooo:paragraph-rsid="00068afc"/>
    </style:style>
    <style:style style:name="P26" style:family="paragraph" style:parent-style-name="Heading_20_2" style:list-style-name="">
      <style:text-properties officeooo:rsid="00068afc" officeooo:paragraph-rsid="00068afc"/>
    </style:style>
    <style:style style:name="P27" style:family="paragraph" style:parent-style-name="Heading_20_2" style:list-style-name="">
      <style:text-properties officeooo:rsid="000fc0a5" officeooo:paragraph-rsid="000fc0a5"/>
    </style:style>
    <style:style style:name="P28" style:family="paragraph" style:parent-style-name="Heading_20_2" style:list-style-name="">
      <style:text-properties officeooo:rsid="00116c06" officeooo:paragraph-rsid="00116c06"/>
    </style:style>
    <style:style style:name="P29" style:family="paragraph" style:parent-style-name="Heading_20_2">
      <style:text-properties officeooo:rsid="00148ac6" officeooo:paragraph-rsid="00148ac6"/>
    </style:style>
    <style:style style:name="P30" style:family="paragraph" style:parent-style-name="Heading_20_2">
      <style:paragraph-properties fo:break-before="page"/>
    </style:style>
    <style:style style:name="P31" style:family="paragraph" style:parent-style-name="Heading_20_2">
      <style:paragraph-properties fo:break-before="page"/>
      <style:text-properties fo:color="#0000ff" officeooo:rsid="000bc3e2" officeooo:paragraph-rsid="000bc3e2"/>
    </style:style>
    <style:style style:name="P32" style:family="paragraph" style:parent-style-name="Heading_20_2">
      <style:paragraph-properties fo:break-before="page"/>
      <style:text-properties officeooo:rsid="00068afc" officeooo:paragraph-rsid="00068afc"/>
    </style:style>
    <style:style style:name="P33" style:family="paragraph" style:parent-style-name="Heading_20_2">
      <style:paragraph-properties fo:break-before="page"/>
      <style:text-properties officeooo:rsid="000fc0a5" officeooo:paragraph-rsid="000fc0a5"/>
    </style:style>
    <style:style style:name="P34" style:family="paragraph" style:parent-style-name="Heading_20_2">
      <style:paragraph-properties fo:break-before="page"/>
      <style:text-properties fo:color="#ff00ff"/>
    </style:style>
    <style:style style:name="P35" style:family="paragraph" style:parent-style-name="Heading_20_2">
      <style:paragraph-properties fo:break-before="page"/>
      <style:text-properties fo:color="#ff950e"/>
    </style:style>
    <style:style style:name="P36" style:family="paragraph" style:parent-style-name="Heading_20_2">
      <style:paragraph-properties fo:break-before="page"/>
      <style:text-properties officeooo:rsid="00116c06" officeooo:paragraph-rsid="00116c06"/>
    </style:style>
    <style:style style:name="P37" style:family="paragraph" style:parent-style-name="Heading_20_3">
      <style:text-properties officeooo:rsid="00068afc"/>
    </style:style>
    <style:style style:name="P38" style:family="paragraph" style:parent-style-name="Heading_20_3">
      <style:text-properties officeooo:rsid="00068afc" officeooo:paragraph-rsid="00068afc"/>
    </style:style>
    <style:style style:name="P39" style:family="paragraph" style:parent-style-name="Heading_20_3">
      <style:text-properties officeooo:rsid="000fc0a5" officeooo:paragraph-rsid="000fc0a5"/>
    </style:style>
    <style:style style:name="P40" style:family="paragraph" style:parent-style-name="Heading_20_3">
      <style:text-properties officeooo:rsid="000b2fbd" officeooo:paragraph-rsid="000b2fbd"/>
    </style:style>
    <style:style style:name="P41" style:family="paragraph" style:parent-style-name="Heading_20_3">
      <style:text-properties officeooo:rsid="0006da2c" officeooo:paragraph-rsid="0006da2c"/>
    </style:style>
    <style:style style:name="P42" style:family="paragraph" style:parent-style-name="Heading_20_3">
      <style:text-properties fo:color="#000000"/>
    </style:style>
    <style:style style:name="P43" style:family="paragraph" style:parent-style-name="Heading_20_3">
      <style:text-properties officeooo:rsid="0011b75b" officeooo:paragraph-rsid="0011b75b"/>
    </style:style>
    <style:style style:name="P44" style:family="paragraph" style:parent-style-name="Heading_20_3">
      <style:text-properties officeooo:paragraph-rsid="0011b75b"/>
    </style:style>
    <style:style style:name="P45" style:family="paragraph" style:parent-style-name="Heading_20_3">
      <style:paragraph-properties fo:break-before="page"/>
    </style:style>
    <style:style style:name="P46" style:family="paragraph" style:parent-style-name="Text_20_body">
      <style:text-properties officeooo:rsid="0010f1c1" officeooo:paragraph-rsid="0010f1c1"/>
    </style:style>
    <style:style style:name="P47" style:family="paragraph" style:parent-style-name="Text_20_body">
      <style:text-properties officeooo:rsid="000b2fbd" officeooo:paragraph-rsid="000bc3e2"/>
    </style:style>
    <style:style style:name="P48" style:family="paragraph" style:parent-style-name="Text_20_body">
      <style:text-properties officeooo:rsid="00116c06" officeooo:paragraph-rsid="00116c06"/>
    </style:style>
    <style:style style:name="P49" style:family="paragraph" style:parent-style-name="Text_20_body">
      <style:text-properties officeooo:rsid="00116c06" officeooo:paragraph-rsid="0011b75b"/>
    </style:style>
    <style:style style:name="P50" style:family="paragraph" style:parent-style-name="Text_20_body">
      <style:text-properties style:use-window-font-color="true" officeooo:rsid="00116c06" officeooo:paragraph-rsid="00116c06"/>
    </style:style>
    <style:style style:name="P51" style:family="paragraph" style:parent-style-name="Text_20_body">
      <style:text-properties officeooo:rsid="0011b75b" officeooo:paragraph-rsid="0011b75b"/>
    </style:style>
    <style:style style:name="P52" style:family="paragraph" style:parent-style-name="Text_20_body">
      <style:text-properties officeooo:rsid="00148ac6" officeooo:paragraph-rsid="00148ac6"/>
    </style:style>
    <style:style style:name="T1" style:family="text">
      <style:text-properties officeooo:rsid="00072ccc"/>
    </style:style>
    <style:style style:name="T2" style:family="text">
      <style:text-properties fo:color="#00cc00"/>
    </style:style>
    <style:style style:name="T3" style:family="text">
      <style:text-properties fo:color="#00cc00" officeooo:rsid="00072ccc"/>
    </style:style>
    <style:style style:name="T4" style:family="text">
      <style:text-properties fo:color="#00cc00" officeooo:rsid="000bc3e2"/>
    </style:style>
    <style:style style:name="T5" style:family="text">
      <style:text-properties fo:color="#00cc00" officeooo:rsid="000d0da2"/>
    </style:style>
    <style:style style:name="T6" style:family="text">
      <style:text-properties fo:color="#00cc00" officeooo:rsid="000fc0a5"/>
    </style:style>
    <style:style style:name="T7" style:family="text">
      <style:text-properties fo:color="#0000ff"/>
    </style:style>
    <style:style style:name="T8" style:family="text">
      <style:text-properties fo:color="#0000ff" officeooo:rsid="00072ccc"/>
    </style:style>
    <style:style style:name="T9" style:family="text">
      <style:text-properties fo:color="#0000ff" officeooo:rsid="0008d5cf"/>
    </style:style>
    <style:style style:name="T10" style:family="text">
      <style:text-properties fo:color="#cc9900"/>
    </style:style>
    <style:style style:name="T11" style:family="text">
      <style:text-properties fo:color="#cc9900" officeooo:rsid="00072ccc"/>
    </style:style>
    <style:style style:name="T12" style:family="text">
      <style:text-properties fo:color="#ff0000"/>
    </style:style>
    <style:style style:name="T13" style:family="text">
      <style:text-properties fo:color="#ff0000" officeooo:rsid="00072ccc"/>
    </style:style>
    <style:style style:name="T14" style:family="text">
      <style:text-properties fo:color="#ff0000" officeooo:rsid="0008d5cf"/>
    </style:style>
    <style:style style:name="T15" style:family="text">
      <style:text-properties fo:color="#ff950e"/>
    </style:style>
    <style:style style:name="T16" style:family="text">
      <style:text-properties fo:color="#ff950e" officeooo:rsid="0008d5cf"/>
    </style:style>
    <style:style style:name="T17" style:family="text">
      <style:text-properties fo:color="#ff950e" officeooo:rsid="00095b4a"/>
    </style:style>
    <style:style style:name="T18" style:family="text">
      <style:text-properties fo:color="#ff00ff"/>
    </style:style>
    <style:style style:name="T19" style:family="text">
      <style:text-properties fo:color="#ff00ff" officeooo:rsid="00072ccc"/>
    </style:style>
    <style:style style:name="T20" style:family="text">
      <style:text-properties fo:color="#ff00ff" officeooo:rsid="0008d5cf"/>
    </style:style>
    <style:style style:name="T21" style:family="text">
      <style:text-properties officeooo:rsid="000743be"/>
    </style:style>
    <style:style style:name="T22" style:family="text">
      <style:text-properties officeooo:rsid="0008d5cf"/>
    </style:style>
    <style:style style:name="T23" style:family="text">
      <style:text-properties officeooo:rsid="00095b4a"/>
    </style:style>
    <style:style style:name="T24" style:family="text">
      <style:text-properties officeooo:rsid="000a6cc2"/>
    </style:style>
    <style:style style:name="T25" style:family="text">
      <style:text-properties officeooo:rsid="000b2fbd"/>
    </style:style>
    <style:style style:name="T26" style:family="text">
      <style:text-properties officeooo:rsid="000bc3e2"/>
    </style:style>
    <style:style style:name="T27" style:family="text">
      <style:text-properties officeooo:rsid="000d0da2"/>
    </style:style>
    <style:style style:name="T28" style:family="text">
      <style:text-properties officeooo:rsid="000fc0a5"/>
    </style:style>
    <style:style style:name="T29" style:family="text">
      <style:text-properties fo:color="#000000" officeooo:rsid="000fc0a5"/>
    </style:style>
    <style:style style:name="T30" style:family="text">
      <style:text-properties fo:color="#000000" officeooo:rsid="00072ccc"/>
    </style:style>
    <style:style style:name="T31" style:family="text">
      <style:text-properties officeooo:rsid="0010f1c1"/>
    </style:style>
    <style:style style:name="T32" style:family="text">
      <style:text-properties officeooo:rsid="00116c06"/>
    </style:style>
    <style:style style:name="T33" style:family="text">
      <style:text-properties fo:color="#663399"/>
    </style:style>
    <style:style style:name="T34" style:family="text">
      <style:text-properties fo:color="#663399" officeooo:rsid="0008d5cf"/>
    </style:style>
    <style:style style:name="T35" style:family="text">
      <style:text-properties fo:color="#663399" officeooo:rsid="00095b4a"/>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3"><text:a xlink:type="simple" xlink:href="#__RefHeading__6818_1479795151" text:style-name="Index_20_Link" text:visited-style-name="Index_20_Link">History<text:tab/>2</text:a></text:p>
          <text:p text:style-name="P14"><text:a xlink:type="simple" xlink:href="#__RefHeading__6820_1479795151" text:style-name="Index_20_Link" text:visited-style-name="Index_20_Link">Cataclysm<text:tab/>2</text:a></text:p>
          <text:p text:style-name="P14"><text:a xlink:type="simple" xlink:href="#__RefHeading__6822_1479795151" text:style-name="Index_20_Link" text:visited-style-name="Index_20_Link">First Age<text:tab/>2</text:a></text:p>
          <text:p text:style-name="P14"><text:a xlink:type="simple" xlink:href="#__RefHeading__6824_1479795151" text:style-name="Index_20_Link" text:visited-style-name="Index_20_Link">Shattering<text:tab/>2</text:a></text:p>
          <text:p text:style-name="P14"><text:a xlink:type="simple" xlink:href="#__RefHeading__6826_1479795151" text:style-name="Index_20_Link" text:visited-style-name="Index_20_Link">Second Age<text:tab/>2</text:a></text:p>
          <text:p text:style-name="P14"><text:a xlink:type="simple" xlink:href="#__RefHeading__6828_1479795151" text:style-name="Index_20_Link" text:visited-style-name="Index_20_Link">Invasion<text:tab/>2</text:a></text:p>
          <text:p text:style-name="P14"><text:a xlink:type="simple" xlink:href="#__RefHeading__6830_1479795151" text:style-name="Index_20_Link" text:visited-style-name="Index_20_Link">Third Age<text:tab/>2</text:a></text:p>
          <text:p text:style-name="P14"><text:a xlink:type="simple" xlink:href="#__RefHeading__6832_1479795151" text:style-name="Index_20_Link" text:visited-style-name="Index_20_Link">Upheaval<text:tab/>2</text:a></text:p>
          <text:p text:style-name="P14"><text:a xlink:type="simple" xlink:href="#__RefHeading__6834_1479795151" text:style-name="Index_20_Link" text:visited-style-name="Index_20_Link">Fourth Age (Present)<text:tab/>2</text:a></text:p>
          <text:p text:style-name="P13"><text:a xlink:type="simple" xlink:href="#__RefHeading__5024_1479795151" text:style-name="Index_20_Link" text:visited-style-name="Index_20_Link">Races<text:tab/>3</text:a></text:p>
          <text:p text:style-name="P14"><text:a xlink:type="simple" xlink:href="#__RefHeading__5026_1479795151" text:style-name="Index_20_Link" text:visited-style-name="Index_20_Link">Elder Races<text:tab/>3</text:a></text:p>
          <text:p text:style-name="P14"><text:a xlink:type="simple" xlink:href="#__RefHeading__5028_1479795151" text:style-name="Index_20_Link" text:visited-style-name="Index_20_Link">Alfar Races<text:tab/>9</text:a></text:p>
          <text:p text:style-name="P14"><text:a xlink:type="simple" xlink:href="#__RefHeading__5030_1479795151" text:style-name="Index_20_Link" text:visited-style-name="Index_20_Link">Brimir Races<text:tab/>15</text:a></text:p>
          <text:p text:style-name="P14"><text:a xlink:type="simple" xlink:href="#__RefHeading__5032_1479795151" text:style-name="Index_20_Link" text:visited-style-name="Index_20_Link">Outer Races<text:tab/>21</text:a></text:p>
          <text:p text:style-name="P14"><text:a xlink:type="simple" xlink:href="#__RefHeading__5034_1479795151" text:style-name="Index_20_Link" text:visited-style-name="Index_20_Link">Corrupted Races<text:tab/>27</text:a></text:p>
          <text:p text:style-name="P13"><text:a xlink:type="simple" xlink:href="#__RefHeading__225_155986196" text:style-name="Index_20_Link" text:visited-style-name="Index_20_Link">Products<text:tab/>29</text:a></text:p>
          <text:p text:style-name="P14"><text:a xlink:type="simple" xlink:href="#__RefHeading__710_155986196" text:style-name="Index_20_Link" text:visited-style-name="Index_20_Link">Tier 0 (Naturally Occurring)<text:tab/>29</text:a></text:p>
          <text:p text:style-name="P14"><text:a xlink:type="simple" xlink:href="#__RefHeading__229_155986196" text:style-name="Index_20_Link" text:visited-style-name="Index_20_Link">Tier 1 (Level 1 Processing)<text:tab/>30</text:a></text:p>
          <text:p text:style-name="P14"><text:a xlink:type="simple" xlink:href="#__RefHeading__231_155986196" text:style-name="Index_20_Link" text:visited-style-name="Index_20_Link">Tier 2 (Level 2 Processing)<text:tab/>31</text:a></text:p>
          <text:p text:style-name="P14"><text:a xlink:type="simple" xlink:href="#__RefHeading__341_155986196" text:style-name="Index_20_Link" text:visited-style-name="Index_20_Link">Tier 3 (Low Tier Items)<text:tab/>32</text:a></text:p>
          <text:p text:style-name="P14"><text:a xlink:type="simple" xlink:href="#__RefHeading__343_155986196" text:style-name="Index_20_Link" text:visited-style-name="Index_20_Link">Tier 4 (High Tier Items)<text:tab/>33</text:a></text:p>
          <text:p text:style-name="P14"><text:a xlink:type="simple" xlink:href="#__RefHeading__5978_1479795151" text:style-name="Index_20_Link" text:visited-style-name="Index_20_Link">Tier 5 (Upgrades)<text:tab/>34</text:a></text:p>
          <text:p text:style-name="P13"><text:a xlink:type="simple" xlink:href="#__RefHeading__139_155986196" text:style-name="Index_20_Link" text:visited-style-name="Index_20_Link">Industries<text:tab/>35</text:a></text:p>
          <text:p text:style-name="P14"><text:a xlink:type="simple" xlink:href="#__RefHeading__141_155986196" text:style-name="Index_20_Link" text:visited-style-name="Index_20_Link">Tier 0 (Collection)<text:tab/>35</text:a></text:p>
          <text:p text:style-name="P14"><text:a xlink:type="simple" xlink:href="#__RefHeading__5036_1479795151" text:style-name="Index_20_Link" text:visited-style-name="Index_20_Link">Tier 1 (Level 1 Processing)<text:tab/>36</text:a></text:p>
          <text:p text:style-name="P14"><text:a xlink:type="simple" xlink:href="#__RefHeading__157_155986196" text:style-name="Index_20_Link" text:visited-style-name="Index_20_Link">Tier 2 (Level 2 Processing and Low Tier Item Crafting)<text:tab/>37</text:a></text:p>
          <text:p text:style-name="P14"><text:a xlink:type="simple" xlink:href="#__RefHeading__173_155986196" text:style-name="Index_20_Link" text:visited-style-name="Index_20_Link">Tier 3 (High Tier Item Crafting)<text:tab/>38</text:a></text:p>
          <text:p text:style-name="P14"><text:a xlink:type="simple" xlink:href="#__RefHeading__189_155986196" text:style-name="Index_20_Link" text:visited-style-name="Index_20_Link">Tier 4 (Researching and Training)<text:tab/>39</text:a></text:p>
          <text:p text:style-name="P14"><text:a xlink:type="simple" xlink:href="#__RefHeading__205_155986196" text:style-name="Index_20_Link" text:visited-style-name="Index_20_Link">Tier 5 (Civilization Advancement)<text:tab/>40</text:a></text:p>
        </text:index-body>
      </text:table-of-content>
      <text:h text:style-name="P16" text:outline-level="1"/>
      <text:h text:style-name="P19" text:outline-level="1"><text:bookmark-start text:name="__RefHeading__6818_1479795151"/>History<text:bookmark-end text:name="__RefHeading__6818_1479795151"/></text:h>
      <text:h text:style-name="P29" text:outline-level="2"><text:bookmark-start text:name="__RefHeading__6820_1479795151"/>Cataclysm<text:bookmark-end text:name="__RefHeading__6820_1479795151"/></text:h>
      <text:p text:style-name="P52">A</text:p>
      <text:h text:style-name="P29" text:outline-level="2"><text:bookmark-start text:name="__RefHeading__6822_1479795151"/>First Age<text:bookmark-end text:name="__RefHeading__6822_1479795151"/></text:h>
      <text:p text:style-name="P52">A</text:p>
      <text:h text:style-name="P29" text:outline-level="2"><text:bookmark-start text:name="__RefHeading__6824_1479795151"/>Shattering<text:bookmark-end text:name="__RefHeading__6824_1479795151"/></text:h>
      <text:p text:style-name="P52">A</text:p>
      <text:h text:style-name="P29" text:outline-level="2"><text:bookmark-start text:name="__RefHeading__6826_1479795151"/>Second Age<text:bookmark-end text:name="__RefHeading__6826_1479795151"/></text:h>
      <text:p text:style-name="P52">A</text:p>
      <text:h text:style-name="P29" text:outline-level="2"><text:bookmark-start text:name="__RefHeading__6828_1479795151"/>Invasion<text:bookmark-end text:name="__RefHeading__6828_1479795151"/></text:h>
      <text:p text:style-name="P52">A</text:p>
      <text:h text:style-name="P29" text:outline-level="2"><text:bookmark-start text:name="__RefHeading__6830_1479795151"/>Third Age<text:bookmark-end text:name="__RefHeading__6830_1479795151"/></text:h>
      <text:p text:style-name="P52">A</text:p>
      <text:h text:style-name="P29" text:outline-level="2"><text:bookmark-start text:name="__RefHeading__6832_1479795151"/>Upheaval<text:bookmark-end text:name="__RefHeading__6832_1479795151"/></text:h>
      <text:p text:style-name="P52">A</text:p>
      <text:h text:style-name="P29" text:outline-level="2"><text:bookmark-start text:name="__RefHeading__6834_1479795151"/>Fourth Age (Present)<text:bookmark-end text:name="__RefHeading__6834_1479795151"/></text:h>
      <text:p text:style-name="P52">a</text:p>
      <text:h text:style-name="P18" text:outline-level="1"><text:bookmark-start text:name="__RefHeading__5024_1479795151"/>Races<text:bookmark-end text:name="__RefHeading__5024_1479795151"/></text:h>
      <text:h text:style-name="Heading_20_2" text:outline-level="2"><text:bookmark-start text:name="__RefHeading__5026_1479795151"/>Elder Races<text:bookmark-end text:name="__RefHeading__5026_1479795151"/></text:h>
      <text:p text:style-name="P46">a</text:p>
      <text:h text:style-name="P20" text:outline-level="2"/>
      <text:h text:style-name="P45" text:outline-level="3"><text:bookmark-start text:name="__RefHeading__5142_1479795151"/>Dragons<text:bookmark-end text:name="__RefHeading__5142_1479795151"/></text:h>
      <text:p text:style-name="P46">A</text:p>
      <text:h text:style-name="Heading_20_4" text:outline-level="4">Physiology</text:h>
      <text:p text:style-name="P46">A</text:p>
      <text:h text:style-name="Heading_20_4" text:outline-level="4"><text:bookmark-start text:name="__RefHeading__5202_147979515123"/>Culture<text:bookmark-end text:name="__RefHeading__5202_147979515123"/></text:h>
      <text:p text:style-name="P46">A</text:p>
      <text:h text:style-name="Heading_20_4" text:outline-level="4"><text:bookmark-start text:name="__RefHeading__5204_147979515123"/>Relgion<text:bookmark-end text:name="__RefHeading__5204_147979515123"/></text:h>
      <text:p text:style-name="P46">A</text:p>
      <text:h text:style-name="Heading_20_4" text:outline-level="4"><text:bookmark-start text:name="__RefHeading__5206_147979515123"/>Magic<text:bookmark-end text:name="__RefHeading__5206_147979515123"/></text:h>
      <text:p text:style-name="P46">A</text:p>
      <text:h text:style-name="Heading_20_4" text:outline-level="4"><text:bookmark-start text:name="__RefHeading__5208_147979515123"/>Industries<text:bookmark-end text:name="__RefHeading__5208_147979515123"/></text:h>
      <text:p text:style-name="P46">a</text:p>
      <text:h text:style-name="P20" text:outline-level="2"/>
      <text:h text:style-name="P45" text:outline-level="3"><text:bookmark-start text:name="__RefHeading__5144_1479795151"/>Giants<text:bookmark-end text:name="__RefHeading__5144_1479795151"/></text:h>
      <text:p text:style-name="P46">A</text:p>
      <text:h text:style-name="Heading_20_4" text:outline-level="4">Physiology</text:h>
      <text:p text:style-name="P46">A</text:p>
      <text:h text:style-name="Heading_20_4" text:outline-level="4"><text:bookmark-start text:name="__RefHeading__5202_147979515122"/>Culture<text:bookmark-end text:name="__RefHeading__5202_147979515122"/></text:h>
      <text:p text:style-name="P46">A</text:p>
      <text:h text:style-name="Heading_20_4" text:outline-level="4"><text:bookmark-start text:name="__RefHeading__5204_147979515122"/>Relgion<text:bookmark-end text:name="__RefHeading__5204_147979515122"/></text:h>
      <text:p text:style-name="P46">A</text:p>
      <text:h text:style-name="Heading_20_4" text:outline-level="4"><text:bookmark-start text:name="__RefHeading__5206_147979515122"/>Magic<text:bookmark-end text:name="__RefHeading__5206_147979515122"/></text:h>
      <text:p text:style-name="P46">A</text:p>
      <text:h text:style-name="Heading_20_4" text:outline-level="4"><text:bookmark-start text:name="__RefHeading__5208_147979515122"/>Industries<text:bookmark-end text:name="__RefHeading__5208_147979515122"/></text:h>
      <text:p text:style-name="P46">a</text:p>
      <text:h text:style-name="P20" text:outline-level="2"/>
      <text:h text:style-name="P45" text:outline-level="3"><text:bookmark-start text:name="__RefHeading__5146_1479795151"/>Old One's<text:bookmark-end text:name="__RefHeading__5146_1479795151"/></text:h>
      <text:p text:style-name="P46">A</text:p>
      <text:h text:style-name="Heading_20_4" text:outline-level="4">Physiology</text:h>
      <text:p text:style-name="P46">A</text:p>
      <text:h text:style-name="Heading_20_4" text:outline-level="4"><text:bookmark-start text:name="__RefHeading__5202_147979515121"/>Culture<text:bookmark-end text:name="__RefHeading__5202_147979515121"/></text:h>
      <text:p text:style-name="P46">A</text:p>
      <text:h text:style-name="Heading_20_4" text:outline-level="4"><text:bookmark-start text:name="__RefHeading__5204_147979515121"/>Relgion<text:bookmark-end text:name="__RefHeading__5204_147979515121"/></text:h>
      <text:p text:style-name="P46">A</text:p>
      <text:h text:style-name="Heading_20_4" text:outline-level="4"><text:bookmark-start text:name="__RefHeading__5206_147979515121"/>Magic<text:bookmark-end text:name="__RefHeading__5206_147979515121"/></text:h>
      <text:p text:style-name="P46">A</text:p>
      <text:h text:style-name="Heading_20_4" text:outline-level="4"><text:bookmark-start text:name="__RefHeading__5208_147979515121"/>Industries<text:bookmark-end text:name="__RefHeading__5208_147979515121"/></text:h>
      <text:p text:style-name="P46">a</text:p>
      <text:h text:style-name="P20" text:outline-level="2"/>
      <text:h text:style-name="P45" text:outline-level="3"><text:bookmark-start text:name="__RefHeading__5148_1479795151"/>Sylvan<text:bookmark-end text:name="__RefHeading__5148_1479795151"/></text:h>
      <text:p text:style-name="P46">A</text:p>
      <text:h text:style-name="Heading_20_4" text:outline-level="4">Physiology</text:h>
      <text:p text:style-name="P46">A</text:p>
      <text:h text:style-name="Heading_20_4" text:outline-level="4"><text:bookmark-start text:name="__RefHeading__5202_147979515120"/>Culture<text:bookmark-end text:name="__RefHeading__5202_147979515120"/></text:h>
      <text:p text:style-name="P46">A</text:p>
      <text:h text:style-name="Heading_20_4" text:outline-level="4"><text:bookmark-start text:name="__RefHeading__5204_147979515120"/>Relgion<text:bookmark-end text:name="__RefHeading__5204_147979515120"/></text:h>
      <text:p text:style-name="P46">A</text:p>
      <text:h text:style-name="Heading_20_4" text:outline-level="4"><text:bookmark-start text:name="__RefHeading__5206_147979515120"/>Magic<text:bookmark-end text:name="__RefHeading__5206_147979515120"/></text:h>
      <text:p text:style-name="P46">A</text:p>
      <text:h text:style-name="Heading_20_4" text:outline-level="4"><text:bookmark-start text:name="__RefHeading__5208_147979515120"/>Industries<text:bookmark-end text:name="__RefHeading__5208_147979515120"/></text:h>
      <text:p text:style-name="P46">a</text:p>
      <text:h text:style-name="P20" text:outline-level="2"/>
      <text:h text:style-name="P45" text:outline-level="3"><text:bookmark-start text:name="__RefHeading__5150_1479795151"/>Xecti<text:bookmark-end text:name="__RefHeading__5150_1479795151"/></text:h>
      <text:p text:style-name="P46">A</text:p>
      <text:h text:style-name="Heading_20_4" text:outline-level="4">Physiology</text:h>
      <text:p text:style-name="P46">A</text:p>
      <text:h text:style-name="Heading_20_4" text:outline-level="4"><text:bookmark-start text:name="__RefHeading__5202_147979515119"/>Culture<text:bookmark-end text:name="__RefHeading__5202_147979515119"/></text:h>
      <text:p text:style-name="P46">A</text:p>
      <text:h text:style-name="Heading_20_4" text:outline-level="4"><text:bookmark-start text:name="__RefHeading__5204_147979515119"/>Relgion<text:bookmark-end text:name="__RefHeading__5204_147979515119"/></text:h>
      <text:p text:style-name="P46">A</text:p>
      <text:h text:style-name="Heading_20_4" text:outline-level="4"><text:bookmark-start text:name="__RefHeading__5206_147979515119"/>Magic<text:bookmark-end text:name="__RefHeading__5206_147979515119"/></text:h>
      <text:p text:style-name="P46">A</text:p>
      <text:h text:style-name="Heading_20_4" text:outline-level="4"><text:bookmark-start text:name="__RefHeading__5208_147979515119"/>Industries<text:bookmark-end text:name="__RefHeading__5208_147979515119"/></text:h>
      <text:p text:style-name="P46">a</text:p>
      <text:h text:style-name="P15" text:outline-level="1"/>
      <text:h text:style-name="P30" text:outline-level="2"><text:bookmark-start text:name="__RefHeading__5028_1479795151"/><text:span text:style-name="T31">Alfar Races</text:span><text:bookmark-end text:name="__RefHeading__5028_1479795151"/></text:h>
      <text:p text:style-name="P46">a</text:p>
      <text:h text:style-name="P20" text:outline-level="2"/>
      <text:h text:style-name="P45" text:outline-level="3"><text:bookmark-start text:name="__RefHeading__5152_1479795151"/>Eladrin<text:bookmark-end text:name="__RefHeading__5152_1479795151"/></text:h>
      <text:p text:style-name="P46">A</text:p>
      <text:h text:style-name="Heading_20_4" text:outline-level="4"><text:bookmark-start text:name="__RefHeading__5200_1479795151"/>Physiology<text:bookmark-end text:name="__RefHeading__5200_1479795151"/></text:h>
      <text:p text:style-name="P46">A</text:p>
      <text:h text:style-name="Heading_20_4" text:outline-level="4"><text:bookmark-start text:name="__RefHeading__5202_1479795151"/>Culture<text:bookmark-end text:name="__RefHeading__5202_1479795151"/></text:h>
      <text:p text:style-name="P46">A</text:p>
      <text:h text:style-name="Heading_20_4" text:outline-level="4"><text:bookmark-start text:name="__RefHeading__5204_1479795151"/>Relgion<text:bookmark-end text:name="__RefHeading__5204_1479795151"/></text:h>
      <text:p text:style-name="P46">A</text:p>
      <text:h text:style-name="Heading_20_4" text:outline-level="4"><text:bookmark-start text:name="__RefHeading__5206_1479795151"/>Magic<text:bookmark-end text:name="__RefHeading__5206_1479795151"/></text:h>
      <text:p text:style-name="P46">A</text:p>
      <text:h text:style-name="Heading_20_4" text:outline-level="4"><text:bookmark-start text:name="__RefHeading__5208_1479795151"/>Industries<text:bookmark-end text:name="__RefHeading__5208_1479795151"/></text:h>
      <text:p text:style-name="P46">a</text:p>
      <text:h text:style-name="P20" text:outline-level="2"/>
      <text:h text:style-name="P45" text:outline-level="3"><text:bookmark-start text:name="__RefHeading__5154_1479795151"/>Elf<text:bookmark-end text:name="__RefHeading__5154_1479795151"/></text:h>
      <text:p text:style-name="P46">A</text:p>
      <text:h text:style-name="Heading_20_4" text:outline-level="4">Physiology</text:h>
      <text:p text:style-name="P46">A</text:p>
      <text:h text:style-name="Heading_20_4" text:outline-level="4"><text:bookmark-start text:name="__RefHeading__5202_14797951511"/>Culture<text:bookmark-end text:name="__RefHeading__5202_14797951511"/></text:h>
      <text:p text:style-name="P46">A</text:p>
      <text:h text:style-name="Heading_20_4" text:outline-level="4"><text:bookmark-start text:name="__RefHeading__5204_14797951511"/>Relgion<text:bookmark-end text:name="__RefHeading__5204_14797951511"/></text:h>
      <text:p text:style-name="P46">A</text:p>
      <text:h text:style-name="Heading_20_4" text:outline-level="4"><text:bookmark-start text:name="__RefHeading__5206_14797951511"/>Magic<text:bookmark-end text:name="__RefHeading__5206_14797951511"/></text:h>
      <text:p text:style-name="P46">A</text:p>
      <text:h text:style-name="Heading_20_4" text:outline-level="4"><text:bookmark-start text:name="__RefHeading__5208_14797951511"/>Industries<text:bookmark-end text:name="__RefHeading__5208_14797951511"/></text:h>
      <text:p text:style-name="P46">a</text:p>
      <text:h text:style-name="P20" text:outline-level="2"/>
      <text:h text:style-name="P45" text:outline-level="3"><text:bookmark-start text:name="__RefHeading__5156_1479795151"/>Drow<text:bookmark-end text:name="__RefHeading__5156_1479795151"/></text:h>
      <text:p text:style-name="P46">A</text:p>
      <text:h text:style-name="Heading_20_4" text:outline-level="4">Physiology</text:h>
      <text:p text:style-name="P46">A</text:p>
      <text:h text:style-name="Heading_20_4" text:outline-level="4"><text:bookmark-start text:name="__RefHeading__5202_14797951512"/>Culture<text:bookmark-end text:name="__RefHeading__5202_14797951512"/></text:h>
      <text:p text:style-name="P46">A</text:p>
      <text:h text:style-name="Heading_20_4" text:outline-level="4"><text:bookmark-start text:name="__RefHeading__5204_14797951512"/>Relgion<text:bookmark-end text:name="__RefHeading__5204_14797951512"/></text:h>
      <text:p text:style-name="P46">A</text:p>
      <text:h text:style-name="Heading_20_4" text:outline-level="4"><text:bookmark-start text:name="__RefHeading__5206_14797951512"/>Magic<text:bookmark-end text:name="__RefHeading__5206_14797951512"/></text:h>
      <text:p text:style-name="P46">A</text:p>
      <text:h text:style-name="Heading_20_4" text:outline-level="4"><text:bookmark-start text:name="__RefHeading__5208_14797951512"/>Industries<text:bookmark-end text:name="__RefHeading__5208_14797951512"/></text:h>
      <text:p text:style-name="P46">a</text:p>
      <text:h text:style-name="P20" text:outline-level="2"/>
      <text:h text:style-name="P45" text:outline-level="3"><text:bookmark-start text:name="__RefHeading__5158_1479795151"/>Orc<text:bookmark-end text:name="__RefHeading__5158_1479795151"/></text:h>
      <text:p text:style-name="P46">A</text:p>
      <text:h text:style-name="Heading_20_4" text:outline-level="4">Physiology</text:h>
      <text:p text:style-name="P46">A</text:p>
      <text:h text:style-name="Heading_20_4" text:outline-level="4"><text:bookmark-start text:name="__RefHeading__5202_14797951513"/>Culture<text:bookmark-end text:name="__RefHeading__5202_14797951513"/></text:h>
      <text:p text:style-name="P46">A</text:p>
      <text:h text:style-name="Heading_20_4" text:outline-level="4"><text:bookmark-start text:name="__RefHeading__5204_14797951513"/>Relgion<text:bookmark-end text:name="__RefHeading__5204_14797951513"/></text:h>
      <text:p text:style-name="P46">A</text:p>
      <text:h text:style-name="Heading_20_4" text:outline-level="4"><text:bookmark-start text:name="__RefHeading__5206_14797951513"/>Magic<text:bookmark-end text:name="__RefHeading__5206_14797951513"/></text:h>
      <text:p text:style-name="P46">A</text:p>
      <text:h text:style-name="Heading_20_4" text:outline-level="4"><text:bookmark-start text:name="__RefHeading__5208_14797951513"/>Industries<text:bookmark-end text:name="__RefHeading__5208_14797951513"/></text:h>
      <text:p text:style-name="P46">a</text:p>
      <text:h text:style-name="P20" text:outline-level="2"/>
      <text:h text:style-name="P45" text:outline-level="3"><text:bookmark-start text:name="__RefHeading__5160_1479795151"/>???<text:bookmark-end text:name="__RefHeading__5160_1479795151"/></text:h>
      <text:p text:style-name="P46">A</text:p>
      <text:h text:style-name="Heading_20_4" text:outline-level="4">Physiology</text:h>
      <text:p text:style-name="P46">A</text:p>
      <text:h text:style-name="Heading_20_4" text:outline-level="4"><text:bookmark-start text:name="__RefHeading__5202_14797951514"/>Culture<text:bookmark-end text:name="__RefHeading__5202_14797951514"/></text:h>
      <text:p text:style-name="P46">A</text:p>
      <text:h text:style-name="Heading_20_4" text:outline-level="4"><text:bookmark-start text:name="__RefHeading__5204_14797951514"/>Relgion<text:bookmark-end text:name="__RefHeading__5204_14797951514"/></text:h>
      <text:p text:style-name="P46">A</text:p>
      <text:h text:style-name="Heading_20_4" text:outline-level="4"><text:bookmark-start text:name="__RefHeading__5206_14797951514"/>Magic<text:bookmark-end text:name="__RefHeading__5206_14797951514"/></text:h>
      <text:p text:style-name="P46">A</text:p>
      <text:h text:style-name="Heading_20_4" text:outline-level="4"><text:bookmark-start text:name="__RefHeading__5208_14797951514"/>Industries<text:bookmark-end text:name="__RefHeading__5208_14797951514"/></text:h>
      <text:p text:style-name="P46">a</text:p>
      <text:h text:style-name="P15" text:outline-level="1"/>
      <text:h text:style-name="P30" text:outline-level="2"><text:bookmark-start text:name="__RefHeading__5030_1479795151"/>Brimir Races<text:bookmark-end text:name="__RefHeading__5030_1479795151"/></text:h>
      <text:p text:style-name="P46">A</text:p>
      <text:h text:style-name="P20" text:outline-level="2"/>
      <text:h text:style-name="P45" text:outline-level="3"><text:bookmark-start text:name="__RefHeading__5162_1479795151"/>Druegor<text:bookmark-end text:name="__RefHeading__5162_1479795151"/></text:h>
      <text:p text:style-name="P46">A</text:p>
      <text:h text:style-name="Heading_20_4" text:outline-level="4">Physiology</text:h>
      <text:p text:style-name="P46">A</text:p>
      <text:h text:style-name="Heading_20_4" text:outline-level="4"><text:bookmark-start text:name="__RefHeading__5202_14797951516"/>Culture<text:bookmark-end text:name="__RefHeading__5202_14797951516"/></text:h>
      <text:p text:style-name="P46">A</text:p>
      <text:h text:style-name="Heading_20_4" text:outline-level="4"><text:bookmark-start text:name="__RefHeading__5204_14797951516"/>Relgion<text:bookmark-end text:name="__RefHeading__5204_14797951516"/></text:h>
      <text:p text:style-name="P46">A</text:p>
      <text:h text:style-name="Heading_20_4" text:outline-level="4"><text:bookmark-start text:name="__RefHeading__5206_14797951516"/>Magic<text:bookmark-end text:name="__RefHeading__5206_14797951516"/></text:h>
      <text:p text:style-name="P46">A</text:p>
      <text:h text:style-name="Heading_20_4" text:outline-level="4"><text:bookmark-start text:name="__RefHeading__5208_14797951516"/>Industries<text:bookmark-end text:name="__RefHeading__5208_14797951516"/></text:h>
      <text:p text:style-name="P46">a</text:p>
      <text:h text:style-name="P20" text:outline-level="2"/>
      <text:h text:style-name="P45" text:outline-level="3"><text:bookmark-start text:name="__RefHeading__5164_1479795151"/>Dwarf<text:bookmark-end text:name="__RefHeading__5164_1479795151"/></text:h>
      <text:p text:style-name="P46">A</text:p>
      <text:h text:style-name="Heading_20_4" text:outline-level="4">Physiology</text:h>
      <text:p text:style-name="P46">A</text:p>
      <text:h text:style-name="Heading_20_4" text:outline-level="4"><text:bookmark-start text:name="__RefHeading__5202_14797951517"/>Culture<text:bookmark-end text:name="__RefHeading__5202_14797951517"/></text:h>
      <text:p text:style-name="P46">A</text:p>
      <text:h text:style-name="Heading_20_4" text:outline-level="4"><text:bookmark-start text:name="__RefHeading__5204_14797951517"/>Relgion<text:bookmark-end text:name="__RefHeading__5204_14797951517"/></text:h>
      <text:p text:style-name="P46">A</text:p>
      <text:h text:style-name="Heading_20_4" text:outline-level="4"><text:bookmark-start text:name="__RefHeading__5206_14797951517"/>Magic<text:bookmark-end text:name="__RefHeading__5206_14797951517"/></text:h>
      <text:p text:style-name="P46">A</text:p>
      <text:h text:style-name="Heading_20_4" text:outline-level="4"><text:bookmark-start text:name="__RefHeading__5208_14797951517"/>Industries<text:bookmark-end text:name="__RefHeading__5208_14797951517"/></text:h>
      <text:p text:style-name="P46">a</text:p>
      <text:h text:style-name="P20" text:outline-level="2"/>
      <text:h text:style-name="P45" text:outline-level="3"><text:bookmark-start text:name="__RefHeading__5166_1479795151"/>Gnome<text:bookmark-end text:name="__RefHeading__5166_1479795151"/></text:h>
      <text:p text:style-name="P46">A</text:p>
      <text:h text:style-name="Heading_20_4" text:outline-level="4">Physiology</text:h>
      <text:p text:style-name="P46">A</text:p>
      <text:h text:style-name="Heading_20_4" text:outline-level="4"><text:bookmark-start text:name="__RefHeading__5202_14797951518"/>Culture<text:bookmark-end text:name="__RefHeading__5202_14797951518"/></text:h>
      <text:p text:style-name="P46">A</text:p>
      <text:h text:style-name="Heading_20_4" text:outline-level="4"><text:bookmark-start text:name="__RefHeading__5204_14797951518"/>Relgion<text:bookmark-end text:name="__RefHeading__5204_14797951518"/></text:h>
      <text:p text:style-name="P46">A</text:p>
      <text:h text:style-name="Heading_20_4" text:outline-level="4"><text:bookmark-start text:name="__RefHeading__5206_14797951518"/>Magic<text:bookmark-end text:name="__RefHeading__5206_14797951518"/></text:h>
      <text:p text:style-name="P46">A</text:p>
      <text:h text:style-name="Heading_20_4" text:outline-level="4"><text:bookmark-start text:name="__RefHeading__5208_14797951518"/>Industries<text:bookmark-end text:name="__RefHeading__5208_14797951518"/></text:h>
      <text:p text:style-name="P46">a</text:p>
      <text:h text:style-name="P20" text:outline-level="2"/>
      <text:h text:style-name="P45" text:outline-level="3"><text:bookmark-start text:name="__RefHeading__5168_1479795151"/>Halfling<text:bookmark-end text:name="__RefHeading__5168_1479795151"/></text:h>
      <text:p text:style-name="P46">A</text:p>
      <text:h text:style-name="Heading_20_4" text:outline-level="4">Physiology</text:h>
      <text:p text:style-name="P46">A</text:p>
      <text:h text:style-name="Heading_20_4" text:outline-level="4"><text:bookmark-start text:name="__RefHeading__5202_14797951519"/>Culture<text:bookmark-end text:name="__RefHeading__5202_14797951519"/></text:h>
      <text:p text:style-name="P46">A</text:p>
      <text:h text:style-name="Heading_20_4" text:outline-level="4"><text:bookmark-start text:name="__RefHeading__5204_14797951519"/>Relgion<text:bookmark-end text:name="__RefHeading__5204_14797951519"/></text:h>
      <text:p text:style-name="P46">A</text:p>
      <text:h text:style-name="Heading_20_4" text:outline-level="4"><text:bookmark-start text:name="__RefHeading__5206_14797951519"/>Magic<text:bookmark-end text:name="__RefHeading__5206_14797951519"/></text:h>
      <text:p text:style-name="P46">A</text:p>
      <text:h text:style-name="Heading_20_4" text:outline-level="4"><text:bookmark-start text:name="__RefHeading__5208_14797951519"/>Industries<text:bookmark-end text:name="__RefHeading__5208_14797951519"/></text:h>
      <text:p text:style-name="P46">a</text:p>
      <text:h text:style-name="P20" text:outline-level="2"/>
      <text:h text:style-name="P45" text:outline-level="3"><text:bookmark-start text:name="__RefHeading__5170_1479795151"/>Hobbit<text:bookmark-end text:name="__RefHeading__5170_1479795151"/></text:h>
      <text:p text:style-name="P46">A</text:p>
      <text:h text:style-name="Heading_20_4" text:outline-level="4">Physiology</text:h>
      <text:p text:style-name="P46">A</text:p>
      <text:h text:style-name="Heading_20_4" text:outline-level="4"><text:bookmark-start text:name="__RefHeading__5202_147979515110"/>Culture<text:bookmark-end text:name="__RefHeading__5202_147979515110"/></text:h>
      <text:p text:style-name="P46">A</text:p>
      <text:h text:style-name="Heading_20_4" text:outline-level="4"><text:bookmark-start text:name="__RefHeading__5204_147979515110"/>Relgion<text:bookmark-end text:name="__RefHeading__5204_147979515110"/></text:h>
      <text:p text:style-name="P46">A</text:p>
      <text:h text:style-name="Heading_20_4" text:outline-level="4"><text:bookmark-start text:name="__RefHeading__5206_147979515110"/>Magic<text:bookmark-end text:name="__RefHeading__5206_147979515110"/></text:h>
      <text:p text:style-name="P46">A</text:p>
      <text:h text:style-name="Heading_20_4" text:outline-level="4"><text:bookmark-start text:name="__RefHeading__5208_147979515110"/>Industries<text:bookmark-end text:name="__RefHeading__5208_147979515110"/></text:h>
      <text:p text:style-name="P46">a</text:p>
      <text:h text:style-name="P15" text:outline-level="1"/>
      <text:h text:style-name="P30" text:outline-level="2"><text:bookmark-start text:name="__RefHeading__5032_1479795151"/>Outer Races<text:bookmark-end text:name="__RefHeading__5032_1479795151"/></text:h>
      <text:p text:style-name="P46">A</text:p>
      <text:h text:style-name="P20" text:outline-level="2"/>
      <text:h text:style-name="P45" text:outline-level="3"><text:bookmark-start text:name="__RefHeading__5172_1479795151"/>Ashari<text:bookmark-end text:name="__RefHeading__5172_1479795151"/></text:h>
      <text:p text:style-name="P46">A</text:p>
      <text:h text:style-name="Heading_20_4" text:outline-level="4">Physiology</text:h>
      <text:p text:style-name="P46">A</text:p>
      <text:h text:style-name="Heading_20_4" text:outline-level="4"><text:bookmark-start text:name="__RefHeading__5202_147979515112"/>Culture<text:bookmark-end text:name="__RefHeading__5202_147979515112"/></text:h>
      <text:p text:style-name="P46">A</text:p>
      <text:h text:style-name="Heading_20_4" text:outline-level="4"><text:bookmark-start text:name="__RefHeading__5204_147979515112"/>Relgion<text:bookmark-end text:name="__RefHeading__5204_147979515112"/></text:h>
      <text:p text:style-name="P46">A</text:p>
      <text:h text:style-name="Heading_20_4" text:outline-level="4"><text:bookmark-start text:name="__RefHeading__5206_147979515112"/>Magic<text:bookmark-end text:name="__RefHeading__5206_147979515112"/></text:h>
      <text:p text:style-name="P46">A</text:p>
      <text:h text:style-name="Heading_20_4" text:outline-level="4"><text:bookmark-start text:name="__RefHeading__5208_147979515112"/>Industries<text:bookmark-end text:name="__RefHeading__5208_147979515112"/></text:h>
      <text:p text:style-name="P46">a</text:p>
      <text:h text:style-name="P20" text:outline-level="2"/>
      <text:h text:style-name="P45" text:outline-level="3"><text:bookmark-start text:name="__RefHeading__5174_1479795151"/>Coatl<text:bookmark-end text:name="__RefHeading__5174_1479795151"/></text:h>
      <text:p text:style-name="P46">A</text:p>
      <text:h text:style-name="Heading_20_4" text:outline-level="4">Physiology</text:h>
      <text:p text:style-name="P46">A</text:p>
      <text:h text:style-name="Heading_20_4" text:outline-level="4"><text:bookmark-start text:name="__RefHeading__5202_147979515113"/>Culture<text:bookmark-end text:name="__RefHeading__5202_147979515113"/></text:h>
      <text:p text:style-name="P46">A</text:p>
      <text:h text:style-name="Heading_20_4" text:outline-level="4"><text:bookmark-start text:name="__RefHeading__5204_147979515113"/>Relgion<text:bookmark-end text:name="__RefHeading__5204_147979515113"/></text:h>
      <text:p text:style-name="P46">A</text:p>
      <text:h text:style-name="Heading_20_4" text:outline-level="4"><text:bookmark-start text:name="__RefHeading__5206_147979515113"/>Magic<text:bookmark-end text:name="__RefHeading__5206_147979515113"/></text:h>
      <text:p text:style-name="P46">A</text:p>
      <text:h text:style-name="Heading_20_4" text:outline-level="4"><text:bookmark-start text:name="__RefHeading__5208_147979515113"/>Industries<text:bookmark-end text:name="__RefHeading__5208_147979515113"/></text:h>
      <text:p text:style-name="P46">a</text:p>
      <text:h text:style-name="P20" text:outline-level="2"/>
      <text:h text:style-name="P45" text:outline-level="3"><text:bookmark-start text:name="__RefHeading__5176_1479795151"/>Human<text:bookmark-end text:name="__RefHeading__5176_1479795151"/></text:h>
      <text:p text:style-name="P46">A</text:p>
      <text:h text:style-name="Heading_20_4" text:outline-level="4">Physiology</text:h>
      <text:p text:style-name="P46">A</text:p>
      <text:h text:style-name="Heading_20_4" text:outline-level="4"><text:bookmark-start text:name="__RefHeading__5202_147979515114"/>Culture<text:bookmark-end text:name="__RefHeading__5202_147979515114"/></text:h>
      <text:p text:style-name="P46">A</text:p>
      <text:h text:style-name="Heading_20_4" text:outline-level="4"><text:bookmark-start text:name="__RefHeading__5204_147979515114"/>Relgion<text:bookmark-end text:name="__RefHeading__5204_147979515114"/></text:h>
      <text:p text:style-name="P46">A</text:p>
      <text:h text:style-name="Heading_20_4" text:outline-level="4"><text:bookmark-start text:name="__RefHeading__5206_147979515114"/>Magic<text:bookmark-end text:name="__RefHeading__5206_147979515114"/></text:h>
      <text:p text:style-name="P46">A</text:p>
      <text:h text:style-name="Heading_20_4" text:outline-level="4"><text:bookmark-start text:name="__RefHeading__5208_147979515114"/>Industries<text:bookmark-end text:name="__RefHeading__5208_147979515114"/></text:h>
      <text:p text:style-name="P46">a</text:p>
      <text:h text:style-name="P20" text:outline-level="2"/>
      <text:h text:style-name="P45" text:outline-level="3"><text:bookmark-start text:name="__RefHeading__5178_1479795151"/>Triton<text:bookmark-end text:name="__RefHeading__5178_1479795151"/></text:h>
      <text:p text:style-name="P46">A</text:p>
      <text:h text:style-name="Heading_20_4" text:outline-level="4">Physiology</text:h>
      <text:p text:style-name="P46">A</text:p>
      <text:h text:style-name="Heading_20_4" text:outline-level="4"><text:bookmark-start text:name="__RefHeading__5202_147979515115"/>Culture<text:bookmark-end text:name="__RefHeading__5202_147979515115"/></text:h>
      <text:p text:style-name="P46">A</text:p>
      <text:h text:style-name="Heading_20_4" text:outline-level="4"><text:bookmark-start text:name="__RefHeading__5204_147979515115"/>Relgion<text:bookmark-end text:name="__RefHeading__5204_147979515115"/></text:h>
      <text:p text:style-name="P46">A</text:p>
      <text:h text:style-name="Heading_20_4" text:outline-level="4"><text:bookmark-start text:name="__RefHeading__5206_147979515115"/>Magic<text:bookmark-end text:name="__RefHeading__5206_147979515115"/></text:h>
      <text:p text:style-name="P46">A</text:p>
      <text:h text:style-name="Heading_20_4" text:outline-level="4"><text:bookmark-start text:name="__RefHeading__5208_147979515115"/>Industries<text:bookmark-end text:name="__RefHeading__5208_147979515115"/></text:h>
      <text:p text:style-name="P46">a</text:p>
      <text:h text:style-name="P20" text:outline-level="2"/>
      <text:h text:style-name="P45" text:outline-level="3"><text:bookmark-start text:name="__RefHeading__5180_1479795151"/>???<text:bookmark-end text:name="__RefHeading__5180_1479795151"/></text:h>
      <text:p text:style-name="P46">A</text:p>
      <text:h text:style-name="Heading_20_4" text:outline-level="4">Physiology</text:h>
      <text:p text:style-name="P46">A</text:p>
      <text:h text:style-name="Heading_20_4" text:outline-level="4"><text:bookmark-start text:name="__RefHeading__5202_147979515116"/>Culture<text:bookmark-end text:name="__RefHeading__5202_147979515116"/></text:h>
      <text:p text:style-name="P46">A</text:p>
      <text:h text:style-name="Heading_20_4" text:outline-level="4"><text:bookmark-start text:name="__RefHeading__5204_147979515116"/>Relgion<text:bookmark-end text:name="__RefHeading__5204_147979515116"/></text:h>
      <text:p text:style-name="P46">A</text:p>
      <text:h text:style-name="Heading_20_4" text:outline-level="4"><text:bookmark-start text:name="__RefHeading__5206_147979515116"/>Magic<text:bookmark-end text:name="__RefHeading__5206_147979515116"/></text:h>
      <text:p text:style-name="P46">A</text:p>
      <text:h text:style-name="Heading_20_4" text:outline-level="4"><text:bookmark-start text:name="__RefHeading__5208_147979515116"/>Industries<text:bookmark-end text:name="__RefHeading__5208_147979515116"/></text:h>
      <text:p text:style-name="P46">a</text:p>
      <text:h text:style-name="P15" text:outline-level="1"/>
      <text:h text:style-name="P30" text:outline-level="2"><text:bookmark-start text:name="__RefHeading__5034_1479795151"/>Corrupted Races<text:bookmark-end text:name="__RefHeading__5034_1479795151"/></text:h>
      <text:p text:style-name="P46">A</text:p>
      <text:h text:style-name="P20" text:outline-level="2"/>
      <text:h text:style-name="P45" text:outline-level="3"><text:bookmark-start text:name="__RefHeading__5182_1479795151"/>Goblinoids<text:bookmark-end text:name="__RefHeading__5182_1479795151"/></text:h>
      <text:p text:style-name="P46">A</text:p>
      <text:h text:style-name="Heading_20_4" text:outline-level="4">Physiology</text:h>
      <text:p text:style-name="P46">A</text:p>
      <text:h text:style-name="Heading_20_4" text:outline-level="4"><text:bookmark-start text:name="__RefHeading__5202_147979515118"/>Culture<text:bookmark-end text:name="__RefHeading__5202_147979515118"/></text:h>
      <text:p text:style-name="P46">A</text:p>
      <text:h text:style-name="Heading_20_4" text:outline-level="4"><text:bookmark-start text:name="__RefHeading__5204_147979515118"/>Relgion<text:bookmark-end text:name="__RefHeading__5204_147979515118"/></text:h>
      <text:p text:style-name="P46">A</text:p>
      <text:h text:style-name="Heading_20_4" text:outline-level="4"><text:bookmark-start text:name="__RefHeading__5206_147979515118"/>Magic<text:bookmark-end text:name="__RefHeading__5206_147979515118"/></text:h>
      <text:p text:style-name="P46">A</text:p>
      <text:h text:style-name="Heading_20_4" text:outline-level="4"><text:bookmark-start text:name="__RefHeading__5208_147979515118"/>Industries<text:bookmark-end text:name="__RefHeading__5208_147979515118"/></text:h>
      <text:p text:style-name="P46">a</text:p>
      <text:h text:style-name="P18" text:outline-level="1"><text:bookmark-start text:name="__RefHeading__225_155986196"/>Products<text:bookmark-end text:name="__RefHeading__225_155986196"/></text:h>
      <text:p text:style-name="Text_20_body"><text:bookmark-start text:name="__RefHeading__708_155986196"/>Products are broken into five different tiers. Tier 0, Tier 1, and Tier 2 cover all the basic products with a clear chain of improvement and use. Tier 3 and Tier 4 are item related products which use the previous tier products to create <text:span text:style-name="T27">usable items. A given product will encompass many different materials (e.g. Raw Metal includes gold ore, silver ore, copper ore, etc...)</text:span><text:bookmark-end text:name="__RefHeading__708_155986196"/></text:p>
      <text:h text:style-name="Heading_20_2" text:outline-level="2"><text:bookmark-start text:name="__RefHeading__710_155986196"/><text:span text:style-name="T4">Tier 0 </text:span><text:span text:style-name="T5">(Naturally Occurring)</text:span><text:bookmark-end text:name="__RefHeading__710_155986196"/></text:h>
      <text:h text:style-name="Heading_20_3" text:outline-level="3"><text:bookmark-start text:name="__RefHeading__449_155986196"/>Animals (Dead)<text:bookmark-end text:name="__RefHeading__449_155986196"/></text:h>
      <text:p text:style-name="P12">a</text:p>
      <text:h text:style-name="Heading_20_3" text:outline-level="3"><text:bookmark-start text:name="__RefHeading__451_155986196"/>Animals (Live)<text:bookmark-end text:name="__RefHeading__451_155986196"/></text:h>
      <text:p text:style-name="P12">a</text:p>
      <text:h text:style-name="Heading_20_3" text:outline-level="3"><text:bookmark-start text:name="__RefHeading__453_155986196"/>Raw Gems<text:bookmark-end text:name="__RefHeading__453_155986196"/></text:h>
      <text:p text:style-name="P12">a</text:p>
      <text:h text:style-name="Heading_20_3" text:outline-level="3"><text:bookmark-start text:name="__RefHeading__455_155986196"/>Raw Metal<text:bookmark-end text:name="__RefHeading__455_155986196"/></text:h>
      <text:p text:style-name="P12">a</text:p>
      <text:h text:style-name="Heading_20_3" text:outline-level="3"><text:bookmark-start text:name="__RefHeading__457_155986196"/>Raw Stone<text:bookmark-end text:name="__RefHeading__457_155986196"/></text:h>
      <text:p text:style-name="P12">a</text:p>
      <text:h text:style-name="Heading_20_3" text:outline-level="3"><text:bookmark-start text:name="__RefHeading__459_155986196"/>Raw Wood<text:bookmark-end text:name="__RefHeading__459_155986196"/></text:h>
      <text:p text:style-name="P12">a</text:p>
      <text:h text:style-name="Heading_20_3" text:outline-level="3"><text:bookmark-start text:name="__RefHeading__461_155986196"/>Plants<text:bookmark-end text:name="__RefHeading__461_155986196"/></text:h>
      <text:p text:style-name="P12">a</text:p>
      <text:h text:style-name="P21" text:outline-level="2"/>
      <text:h text:style-name="P31" text:outline-level="2"><text:bookmark-start text:name="__RefHeading__229_155986196"/>Tier 1 <text:span text:style-name="T27">(Level 1 Processing)</text:span><text:bookmark-end text:name="__RefHeading__229_155986196"/></text:h>
      <text:h text:style-name="Heading_20_3" text:outline-level="3"><text:bookmark-start text:name="__RefHeading__463_155986196"/>Raw Foods<text:bookmark-end text:name="__RefHeading__463_155986196"/></text:h>
      <text:p text:style-name="P12">a</text:p>
      <text:h text:style-name="Heading_20_3" text:outline-level="3"><text:bookmark-start text:name="__RefHeading__465_155986196"/>Liquids<text:bookmark-end text:name="__RefHeading__465_155986196"/></text:h>
      <text:p text:style-name="P12">a</text:p>
      <text:h text:style-name="Heading_20_3" text:outline-level="3"><text:bookmark-start text:name="__RefHeading__467_155986196"/>Pastes<text:bookmark-end text:name="__RefHeading__467_155986196"/></text:h>
      <text:p text:style-name="P12">a</text:p>
      <text:h text:style-name="Heading_20_3" text:outline-level="3"><text:bookmark-start text:name="__RefHeading__469_155986196"/>Powders<text:bookmark-end text:name="__RefHeading__469_155986196"/></text:h>
      <text:p text:style-name="P12">a</text:p>
      <text:h text:style-name="Heading_20_3" text:outline-level="3"><text:bookmark-start text:name="__RefHeading__471_155986196"/>Threads<text:bookmark-end text:name="__RefHeading__471_155986196"/></text:h>
      <text:p text:style-name="P12">a</text:p>
      <text:h text:style-name="Heading_20_3" text:outline-level="3"><text:bookmark-start text:name="__RefHeading__473_155986196"/>Processed Gems<text:bookmark-end text:name="__RefHeading__473_155986196"/></text:h>
      <text:p text:style-name="P12">a</text:p>
      <text:h text:style-name="Heading_20_3" text:outline-level="3"><text:bookmark-start text:name="__RefHeading__475_155986196"/>Processed Metal<text:bookmark-end text:name="__RefHeading__475_155986196"/></text:h>
      <text:p text:style-name="P12">a</text:p>
      <text:h text:style-name="Heading_20_3" text:outline-level="3"><text:bookmark-start text:name="__RefHeading__477_155986196"/>Processed Stone<text:bookmark-end text:name="__RefHeading__477_155986196"/></text:h>
      <text:p text:style-name="P12">a</text:p>
      <text:h text:style-name="Heading_20_3" text:outline-level="3"><text:bookmark-start text:name="__RefHeading__479_155986196"/>Processed Wood<text:bookmark-end text:name="__RefHeading__479_155986196"/></text:h>
      <text:p text:style-name="P12">a</text:p>
      <text:h text:style-name="Heading_20_3" text:outline-level="3"><text:bookmark-start text:name="__RefHeading__481_155986196"/>Bones<text:bookmark-end text:name="__RefHeading__481_155986196"/></text:h>
      <text:p text:style-name="P12">a</text:p>
      <text:h text:style-name="Heading_20_3" text:outline-level="3"><text:bookmark-start text:name="__RefHeading__483_155986196"/>Meat<text:bookmark-end text:name="__RefHeading__483_155986196"/></text:h>
      <text:p text:style-name="P12">a</text:p>
      <text:h text:style-name="Heading_20_3" text:outline-level="3"><text:bookmark-start text:name="__RefHeading__485_155986196"/>Skin<text:bookmark-end text:name="__RefHeading__485_155986196"/></text:h>
      <text:p text:style-name="P12">a</text:p>
      <text:h text:style-name="P22" text:outline-level="2"><text:bookmark-start text:name="__RefHeading__231_155986196"/><text:soft-page-break/>Tier 2 <text:span text:style-name="T27">(Level 2 Processing)</text:span><text:bookmark-end text:name="__RefHeading__231_155986196"/></text:h>
      <text:h text:style-name="Heading_20_3" text:outline-level="3"><text:bookmark-start text:name="__RefHeading__487_155986196"/>Processed Bone<text:bookmark-end text:name="__RefHeading__487_155986196"/></text:h>
      <text:p text:style-name="P12">a</text:p>
      <text:h text:style-name="Heading_20_3" text:outline-level="3"><text:bookmark-start text:name="__RefHeading__489_155986196"/>Cloth<text:bookmark-end text:name="__RefHeading__489_155986196"/></text:h>
      <text:p text:style-name="P12">a</text:p>
      <text:h text:style-name="Heading_20_3" text:outline-level="3"><text:bookmark-start text:name="__RefHeading__491_155986196"/>Processed Food<text:bookmark-end text:name="__RefHeading__491_155986196"/></text:h>
      <text:p text:style-name="P12">a</text:p>
      <text:h text:style-name="Heading_20_3" text:outline-level="3"><text:bookmark-start text:name="__RefHeading__493_155986196"/>Processed Skin<text:bookmark-end text:name="__RefHeading__493_155986196"/></text:h>
      <text:p text:style-name="P12">a</text:p>
      <text:h text:style-name="Heading_20_3" text:outline-level="3"><text:bookmark-start text:name="__RefHeading__495_155986196"/>Glass<text:bookmark-end text:name="__RefHeading__495_155986196"/></text:h>
      <text:p text:style-name="P12">a</text:p>
      <text:h text:style-name="Heading_20_3" text:outline-level="3"><text:bookmark-start text:name="__RefHeading__497_155986196"/>Alchemy Products<text:bookmark-end text:name="__RefHeading__497_155986196"/></text:h>
      <text:p text:style-name="P12">A</text:p>
      <text:h text:style-name="P23" text:outline-level="2"/>
      <text:h text:style-name="P34" text:outline-level="2"><text:bookmark-start text:name="__RefHeading__341_155986196"/>Tier 3 (Low Tier Items)<text:bookmark-end text:name="__RefHeading__341_155986196"/></text:h>
      <text:h text:style-name="Heading_20_3" text:outline-level="3"><text:bookmark-start text:name="__RefHeading__6084_1479795151"/><text:span text:style-name="T22">Meals</text:span><text:bookmark-end text:name="__RefHeading__6084_1479795151"/></text:h>
      <text:p text:style-name="P50"><text:span text:style-name="T22">a</text:span></text:p>
      <text:h text:style-name="Heading_20_3" text:outline-level="3"><text:bookmark-start text:name="__RefHeading__6086_1479795151"/><text:span text:style-name="T22">C</text:span>rafts<text:bookmark-end text:name="__RefHeading__6086_1479795151"/></text:h>
      <text:p text:style-name="P50">a</text:p>
      <text:h text:style-name="Heading_20_3" text:outline-level="3"><text:bookmark-start text:name="__RefHeading__6088_1479795151"/><text:span text:style-name="T22">F</text:span>urniture<text:bookmark-end text:name="__RefHeading__6088_1479795151"/></text:h>
      <text:p text:style-name="P50">a</text:p>
      <text:h text:style-name="Heading_20_3" text:outline-level="3"><text:bookmark-start text:name="__RefHeading__6090_1479795151"/><text:span text:style-name="T22">C</text:span>lothes<text:bookmark-end text:name="__RefHeading__6090_1479795151"/></text:h>
      <text:p text:style-name="P50">a</text:p>
      <text:h text:style-name="Heading_20_3" text:outline-level="3"><text:bookmark-start text:name="__RefHeading__6092_1479795151"/><text:span text:style-name="T22">Gear</text:span><text:bookmark-end text:name="__RefHeading__6092_1479795151"/></text:h>
      <text:p text:style-name="P50"><text:span text:style-name="T22">a</text:span></text:p>
      <text:h text:style-name="Heading_20_3" text:outline-level="3"><text:bookmark-start text:name="__RefHeading__6094_1479795151"/><text:span text:style-name="T22">T</text:span>ools<text:bookmark-end text:name="__RefHeading__6094_1479795151"/></text:h>
      <text:p text:style-name="P50">a</text:p>
      <text:h text:style-name="Heading_20_3" text:outline-level="3"><text:bookmark-start text:name="__RefHeading__6096_1479795151"/><text:span text:style-name="T22">Mechanisms</text:span><text:bookmark-end text:name="__RefHeading__6096_1479795151"/></text:h>
      <text:p text:style-name="P50"><text:span text:style-name="T22">a</text:span></text:p>
      <text:h text:style-name="P42" text:outline-level="3"/>
      <text:h text:style-name="P24" text:outline-level="2"/>
      <text:h text:style-name="P35" text:outline-level="2"><text:bookmark-start text:name="__RefHeading__343_155986196"/>Tier 4 (High Tier Items)<text:bookmark-end text:name="__RefHeading__343_155986196"/></text:h>
      <text:h text:style-name="Heading_20_3" text:outline-level="3"><text:bookmark-start text:name="__RefHeading__6098_1479795151"/><text:span text:style-name="T22">Weapons (Melee)</text:span><text:bookmark-end text:name="__RefHeading__6098_1479795151"/></text:h>
      <text:p text:style-name="P48">a</text:p>
      <text:h text:style-name="Heading_20_3" text:outline-level="3"><text:bookmark-start text:name="__RefHeading__6100_1479795151"/><text:span text:style-name="T32">Weapons (Ranged)</text:span><text:bookmark-end text:name="__RefHeading__6100_1479795151"/></text:h>
      <text:p text:style-name="P48">a</text:p>
      <text:h text:style-name="Heading_20_3" text:outline-level="3"><text:bookmark-start text:name="__RefHeading__6102_1479795151"/><text:span text:style-name="T22">Armor</text:span><text:bookmark-end text:name="__RefHeading__6102_1479795151"/></text:h>
      <text:p text:style-name="P48">a</text:p>
      <text:h text:style-name="Heading_20_3" text:outline-level="3"><text:bookmark-start text:name="__RefHeading__6104_1479795151"/><text:span text:style-name="T22">S</text:span>hields<text:bookmark-end text:name="__RefHeading__6104_1479795151"/></text:h>
      <text:p text:style-name="P48">a</text:p>
      <text:h text:style-name="Heading_20_3" text:outline-level="3"><text:bookmark-start text:name="__RefHeading__6106_1479795151"/><text:span text:style-name="T22">Elixirs</text:span><text:bookmark-end text:name="__RefHeading__6106_1479795151"/></text:h>
      <text:p text:style-name="P48">a</text:p>
      <text:h text:style-name="Heading_20_3" text:outline-level="3"><text:bookmark-start text:name="__RefHeading__6108_1479795151"/><text:span text:style-name="T22">Poisons</text:span><text:bookmark-end text:name="__RefHeading__6108_1479795151"/></text:h>
      <text:p text:style-name="P48">a</text:p>
      <text:h text:style-name="Heading_20_3" text:outline-level="3"><text:bookmark-start text:name="__RefHeading__6110_1479795151"/><text:span text:style-name="T22">Trap Components</text:span><text:bookmark-end text:name="__RefHeading__6110_1479795151"/></text:h>
      <text:p text:style-name="P48">A</text:p>
      <text:h text:style-name="P28" text:outline-level="2"/>
      <text:h text:style-name="P36" text:outline-level="2"><text:bookmark-start text:name="__RefHeading__5978_1479795151"/>Tier 5 (Upgrades)<text:bookmark-end text:name="__RefHeading__5978_1479795151"/></text:h>
      <text:h text:style-name="P44" text:outline-level="3"><text:bookmark-start text:name="__RefHeading__6112_1479795151"/><text:span text:style-name="T22">Weapons Upgrades</text:span><text:bookmark-end text:name="__RefHeading__6112_1479795151"/></text:h>
      <text:p text:style-name="P49">a</text:p>
      <text:h text:style-name="P44" text:outline-level="3"><text:bookmark-start text:name="__RefHeading__6114_1479795151"/><text:span text:style-name="T22">Armor Upgrades</text:span><text:bookmark-end text:name="__RefHeading__6114_1479795151"/></text:h>
      <text:p text:style-name="P49">a</text:p>
      <text:h text:style-name="P43" text:outline-level="3"><text:bookmark-start text:name="__RefHeading__6116_1479795151"/>Enchantments<text:bookmark-end text:name="__RefHeading__6116_1479795151"/></text:h>
      <text:p text:style-name="P49">a</text:p>
      <text:h text:style-name="P44" text:outline-level="3"><text:bookmark-start text:name="__RefHeading__6118_1479795151"/><text:span text:style-name="T22">Elixir Upgrades</text:span><text:bookmark-end text:name="__RefHeading__6118_1479795151"/></text:h>
      <text:p text:style-name="P49">a</text:p>
      <text:h text:style-name="P44" text:outline-level="3"><text:bookmark-start text:name="__RefHeading__6120_1479795151"/><text:span text:style-name="T22">Poison Upgrades</text:span><text:bookmark-end text:name="__RefHeading__6120_1479795151"/></text:h>
      <text:p text:style-name="P49">a</text:p>
      <text:h text:style-name="P44" text:outline-level="3"><text:bookmark-start text:name="__RefHeading__6122_1479795151"/><text:span text:style-name="T22">Trap Upgrades</text:span><text:bookmark-end text:name="__RefHeading__6122_1479795151"/></text:h>
      <text:p text:style-name="P49">A</text:p>
      <text:h text:style-name="P43" text:outline-level="3"><text:bookmark-start text:name="__RefHeading__6124_1479795151"/>Building Upgrades<text:bookmark-end text:name="__RefHeading__6124_1479795151"/></text:h>
      <text:p text:style-name="P51">A</text:p>
      <text:p text:style-name="P51"/>
      <text:h text:style-name="P17" text:outline-level="1"><text:bookmark-start text:name="__RefHeading__139_155986196"/>Industries<text:bookmark-end text:name="__RefHeading__139_155986196"/></text:h>
      <text:p text:style-name="P1">All buildings and work is split into <text:span text:style-name="T28">6</text:span> different tiers. Each tier is responsible for a specific set of tasks and has a number of industries which belong to that tier. Note that a particular civilization might have a different name for an industry, the ones listed are the default names.</text:p>
      <text:h text:style-name="P25" text:outline-level="2"><text:bookmark-start text:name="__RefHeading__141_155986196"/>Tier 0 (<text:span text:style-name="T28">Collection</text:span>)<text:bookmark-end text:name="__RefHeading__141_155986196"/></text:h>
      <text:p text:style-name="P1">Industries in this tier are responsible for collecting <text:span text:style-name="T2">Tier 0 </text:span><text:span text:style-name="T3">P</text:span><text:span text:style-name="T2">roducts</text:span>. Collection can be done with either a building (such as a Quarry) or with a default job (such as Mining). The industries in this tier are;</text:p>
      <text:h text:style-name="P38" text:outline-level="3"><text:bookmark-start text:name="__RefHeading__143_155986196"/>Farming<text:bookmark-end text:name="__RefHeading__143_155986196"/></text:h>
      <text:p text:style-name="P2">Collect <text:span text:style-name="T3">P</text:span><text:span text:style-name="T2">lants</text:span>, either from farm plots or naturally growing plants. </text:p>
      <text:h text:style-name="P39" text:outline-level="3"><text:bookmark-start text:name="__RefHeading__145_155986196"/>Mining<text:bookmark-end text:name="__RefHeading__145_155986196"/></text:h>
      <text:p text:style-name="P2">Collect <text:span text:style-name="T3">Raw Gems</text:span><text:span text:style-name="T30">,</text:span><text:span text:style-name="T3"> </text:span><text:span text:style-name="T6">Raw Metal</text:span><text:span text:style-name="T29">,</text:span><text:span text:style-name="T6"> </text:span><text:span text:style-name="T29">and</text:span><text:span text:style-name="T6"> Raw Stone</text:span><text:span text:style-name="T29">.</text:span></text:p>
      <text:h text:style-name="P39" text:outline-level="3"><text:bookmark-start text:name="__RefHeading__147_155986196"/>Animals (Dead)<text:bookmark-end text:name="__RefHeading__147_155986196"/></text:h>
      <text:p text:style-name="P2">Collect <text:span text:style-name="T3">D</text:span><text:span text:style-name="T2">ead </text:span><text:span text:style-name="T3">A</text:span><text:span text:style-name="T2">nimals</text:span>, through a hunting job, butchering, or any other means.</text:p>
      <text:h text:style-name="P39" text:outline-level="3"><text:bookmark-start text:name="__RefHeading__149_155986196"/>Animals (Live)<text:bookmark-end text:name="__RefHeading__149_155986196"/></text:h>
      <text:p text:style-name="P2">Collect <text:span text:style-name="T3">L</text:span><text:span text:style-name="T2">ive </text:span><text:span text:style-name="T3">A</text:span><text:span text:style-name="T2">nimals</text:span>, through trapping, bee keeping, or any other means.</text:p>
      <text:h text:style-name="P39" text:outline-level="3"><text:bookmark-start text:name="__RefHeading__155_155986196"/>Logging<text:bookmark-end text:name="__RefHeading__155_155986196"/></text:h>
      <text:p text:style-name="P4">Collect <text:span text:style-name="T2">Raw Wood.</text:span></text:p>
      <text:h text:style-name="P27" text:outline-level="2"/>
      <text:h text:style-name="P33" text:outline-level="2"><text:bookmark-start text:name="__RefHeading__5036_1479795151"/>Tier 1 (Level 1 Processing)<text:bookmark-end text:name="__RefHeading__5036_1479795151"/></text:h>
      <text:h text:style-name="P39" text:outline-level="3"><text:bookmark-start text:name="__RefHeading__5184_1479795151"/>Plants<text:bookmark-end text:name="__RefHeading__5184_1479795151"/></text:h>
      <text:p text:style-name="P3"><text:span text:style-name="T28">P</text:span>rocess <text:span text:style-name="T6">Plants</text:span> into various plant products <text:span text:style-name="T21">such as</text:span> <text:span text:style-name="T8">Raw Foods</text:span><text:span text:style-name="T1">, </text:span><text:span text:style-name="T8">L</text:span><text:span text:style-name="T7">iquids</text:span>, <text:span text:style-name="T8">P</text:span><text:span text:style-name="T7">astes</text:span>, <text:span text:style-name="T8">P</text:span><text:span text:style-name="T7">owders</text:span>, and <text:span text:style-name="T8">T</text:span><text:span text:style-name="T7">hread</text:span><text:span text:style-name="T8">s</text:span>.</text:p>
      <text:h text:style-name="P39" text:outline-level="3"><text:bookmark-start text:name="__RefHeading__5186_1479795151"/>Gems<text:bookmark-end text:name="__RefHeading__5186_1479795151"/></text:h>
      <text:p text:style-name="P3"><text:span text:style-name="T28">Process</text:span> <text:span text:style-name="T3">Raw Gems</text:span> into <text:span text:style-name="T8">Processed Gems</text:span><text:span text:style-name="T1"> </text:span>and <text:span text:style-name="T11">G</text:span><text:span text:style-name="T10">em </text:span><text:span text:style-name="T11">B</text:span><text:span text:style-name="T10">locks</text:span>.</text:p>
      <text:h text:style-name="P39" text:outline-level="3"><text:bookmark-start text:name="__RefHeading__5188_1479795151"/>Metal<text:bookmark-end text:name="__RefHeading__5188_1479795151"/></text:h>
      <text:p text:style-name="P5"><text:span text:style-name="T28">Process</text:span> <text:span text:style-name="T2">Raw Metal</text:span> into <text:span text:style-name="T7">Processed Metal</text:span> and <text:span text:style-name="T10">Metal Blocks</text:span>.</text:p>
      <text:h text:style-name="P39" text:outline-level="3"><text:bookmark-start text:name="__RefHeading__5190_1479795151"/>Stone<text:bookmark-end text:name="__RefHeading__5190_1479795151"/></text:h>
      <text:p text:style-name="P5"><text:span text:style-name="T28">Process</text:span> <text:span text:style-name="T2">Raw Stone</text:span> into <text:span text:style-name="T7">Processed Stone</text:span> and <text:span text:style-name="T10">Stone Blocks</text:span>.</text:p>
      <text:h text:style-name="P39" text:outline-level="3"><text:bookmark-start text:name="__RefHeading__5192_1479795151"/>Wood<text:bookmark-end text:name="__RefHeading__5192_1479795151"/></text:h>
      <text:p text:style-name="P5"><text:span text:style-name="T28">Process</text:span> <text:span text:style-name="T2">Raw Wood</text:span> into <text:span text:style-name="T7">Processed Wood</text:span> and <text:span text:style-name="T10">Wood Blocks</text:span>.</text:p>
      <text:h text:style-name="P39" text:outline-level="3"><text:bookmark-start text:name="__RefHeading__5194_1479795151"/>Husbandry<text:bookmark-end text:name="__RefHeading__5194_1479795151"/></text:h>
      <text:p text:style-name="P3"><text:span text:style-name="T28">Process</text:span> <text:span text:style-name="T3">L</text:span><text:span text:style-name="T2">ive </text:span><text:span text:style-name="T3">A</text:span><text:span text:style-name="T2">nimals</text:span> into various animal products <text:span text:style-name="T21">such as</text:span> <text:span text:style-name="T8">Raw Foods</text:span><text:span text:style-name="T1">, </text:span><text:span text:style-name="T8">L</text:span><text:span text:style-name="T7">iquids</text:span>, <text:span text:style-name="T8">P</text:span><text:span text:style-name="T7">astes</text:span>, <text:span text:style-name="T1">and </text:span><text:span text:style-name="T8">Threads</text:span><text:span text:style-name="T1">. Also responsible for taming and training animals.</text:span></text:p>
      <text:h text:style-name="P39" text:outline-level="3"><text:bookmark-start text:name="__RefHeading__5196_1479795151"/>Butchery<text:bookmark-end text:name="__RefHeading__5196_1479795151"/></text:h>
      <text:p text:style-name="P3"><text:span text:style-name="T28">Process</text:span> <text:span text:style-name="T3">D</text:span><text:span text:style-name="T2">ead </text:span><text:span text:style-name="T3">A</text:span><text:span text:style-name="T2">nimals</text:span> into various animal products <text:span text:style-name="T21">such as</text:span> <text:span text:style-name="T8">B</text:span><text:span text:style-name="T7">ones</text:span> <text:span text:style-name="T1">(including Shells and Skulls)</text:span>, <text:span text:style-name="T8">M</text:span><text:span text:style-name="T7">eat</text:span> <text:span text:style-name="T1">(including Fat)</text:span>, <text:span text:style-name="T1">and </text:span><text:span text:style-name="T8">S</text:span><text:span text:style-name="T7">kin</text:span> <text:span text:style-name="T1">(including Chitin and Scales)</text:span>.</text:p>
      <text:h text:style-name="P26" text:outline-level="2"/>
      <text:h text:style-name="P32" text:outline-level="2"><text:bookmark-start text:name="__RefHeading__157_155986196"/>Tier <text:span text:style-name="T28">2</text:span> (Level 2 Processing and Low Tier Item Crafting)<text:bookmark-end text:name="__RefHeading__157_155986196"/></text:h>
      <text:p text:style-name="P2">Industries in this tier are responsible for processing <text:span text:style-name="T7">Tier 1 </text:span><text:span text:style-name="T8">P</text:span><text:span text:style-name="T7">roducts</text:span> into <text:span text:style-name="T12">Tier 2 </text:span><text:span text:style-name="T13">P</text:span><text:span text:style-name="T12">roducts</text:span> and using <text:span text:style-name="T7">Tier 1 </text:span><text:span text:style-name="T8">Products</text:span><text:span text:style-name="T1"> </text:span>and <text:span text:style-name="T12">Tier 2 </text:span><text:span text:style-name="T13">P</text:span><text:span text:style-name="T12">roducts</text:span> to create <text:span text:style-name="T20">Meals</text:span>, <text:span text:style-name="T20">C</text:span><text:span text:style-name="T18">rafts</text:span>, <text:span text:style-name="T20">F</text:span><text:span text:style-name="T18">urniture</text:span>, <text:span text:style-name="T20">C</text:span><text:span text:style-name="T18">lothes</text:span>, <text:span text:style-name="T20">Gear</text:span><text:span text:style-name="T22">,</text:span> <text:span text:style-name="T20">T</text:span><text:span text:style-name="T18">ools</text:span>, <text:span text:style-name="T20">Mechanisms</text:span><text:span text:style-name="T22">, </text:span>and other <text:span text:style-name="T19">L</text:span><text:span text:style-name="T18">ow </text:span><text:span text:style-name="T19">Tier</text:span><text:span text:style-name="T18"> </text:span><text:span text:style-name="T19">I</text:span><text:span text:style-name="T18">tems</text:span>.</text:p>
      <text:h text:style-name="P38" text:outline-level="3"><text:bookmark-start text:name="__RefHeading__159_155986196"/>Art<text:bookmark-end text:name="__RefHeading__159_155986196"/></text:h>
      <text:p text:style-name="P7">Use <text:span text:style-name="T7">Tier 1 Products</text:span> and <text:span text:style-name="T12">Tier 2 Products</text:span> to create <text:span text:style-name="T18">Crafts</text:span> (including Toys and Instruments) and use <text:span text:style-name="T10">Blocks</text:span> to create <text:span text:style-name="T18">Furniture</text:span>. This industry is also responsible for modifying other products and items by decorating or dying them.</text:p>
      <text:h text:style-name="P38" text:outline-level="3"><text:bookmark-start text:name="__RefHeading__161_155986196"/>Bone<text:bookmark-end text:name="__RefHeading__161_155986196"/></text:h>
      <text:p text:style-name="P6">Process <text:span text:style-name="T7">Bones</text:span> (including Shells and Skulls) into <text:span text:style-name="T12">Processed Bone</text:span> and use them to make bone specific <text:span text:style-name="T18">Low Tier Items</text:span> (such as Skull Mugs, Totems, etc...) and <text:span text:style-name="T10">Bone Blocks</text:span>. </text:p>
      <text:h text:style-name="P38" text:outline-level="3"><text:bookmark-start text:name="__RefHeading__163_155986196"/>Cloth<text:bookmark-end text:name="__RefHeading__163_155986196"/></text:h>
      <text:p text:style-name="P6">Process <text:span text:style-name="T7">Thread</text:span> into <text:span text:style-name="T12">Cloth</text:span> and use it to make <text:span text:style-name="T18">Gear</text:span> and <text:span text:style-name="T18">Clothes</text:span>.</text:p>
      <text:h text:style-name="P38" text:outline-level="3"><text:bookmark-start text:name="__RefHeading__165_155986196"/>Cooking<text:bookmark-end text:name="__RefHeading__165_155986196"/></text:h>
      <text:p text:style-name="P6">Process <text:span text:style-name="T7">Raw Food</text:span> into <text:span text:style-name="T12">Processed Food</text:span> and combine with other <text:span text:style-name="T22">p</text:span>rocessed <text:span text:style-name="T22">f</text:span>oods and <text:span text:style-name="T7">Tier 1 Products</text:span> to create <text:span text:style-name="T18">Meals</text:span>.</text:p>
      <text:h text:style-name="P38" text:outline-level="3"><text:bookmark-start text:name="__RefHeading__167_155986196"/>Glass<text:bookmark-end text:name="__RefHeading__167_155986196"/></text:h>
      <text:p text:style-name="P6">Process <text:span text:style-name="T2">Sand</text:span> and other <text:span text:style-name="T2">Tier 0 Products</text:span> and <text:span text:style-name="T7">Tier 1 Products</text:span> into <text:span text:style-name="T12">Glass</text:span> and use it to create glass specific <text:span text:style-name="T18">Low Tier Items</text:span> (such as ) and <text:span text:style-name="T10">Glass Blocks</text:span></text:p>
      <text:h text:style-name="P38" text:outline-level="3"><text:bookmark-start text:name="__RefHeading__169_155986196"/>Leather<text:bookmark-end text:name="__RefHeading__169_155986196"/></text:h>
      <text:p text:style-name="P6">Process <text:span text:style-name="T7">Skins</text:span> (including Chitin and Scales) into <text:span text:style-name="T12">Processed Skins</text:span> (e.g. Leather, Tanned Chitin, etc...) and use it to make <text:span text:style-name="T18">Gear</text:span> and <text:span text:style-name="T18">Clothes</text:span>.</text:p>
      <text:h text:style-name="P38" text:outline-level="3"><text:bookmark-start text:name="__RefHeading__171_155986196"/>Mechanics<text:bookmark-end text:name="__RefHeading__171_155986196"/></text:h>
      <text:p text:style-name="P7">Use <text:span text:style-name="T7">Tier 1 Products</text:span> and <text:span text:style-name="T12">Tier 2 Products</text:span> to create <text:span text:style-name="T18">Tools</text:span> <text:s/>and <text:span text:style-name="T18">Mechanisms</text:span>.</text:p>
      <text:h text:style-name="P26" text:outline-level="2"/>
      <text:h text:style-name="P32" text:outline-level="2"><text:bookmark-start text:name="__RefHeading__173_155986196"/>Tier 3 (High Tier Item Crafting)<text:bookmark-end text:name="__RefHeading__173_155986196"/></text:h>
      <text:p text:style-name="P2">Industries in this tier <text:span text:style-name="T22">use </text:span><text:span text:style-name="T9">Tier 1 Products</text:span><text:span text:style-name="T22"> and </text:span><text:span text:style-name="T14">Tier 2 Products</text:span><text:span text:style-name="T22"> to create </text:span><text:span text:style-name="T16">Weapons</text:span><text:span text:style-name="T22">, </text:span><text:span text:style-name="T16">Armor</text:span><text:span text:style-name="T22">, </text:span><text:span text:style-name="T16">Elixirs</text:span><text:span text:style-name="T22">, <text:s/></text:span><text:span text:style-name="T16">Poisons</text:span><text:span text:style-name="T22">, </text:span><text:span text:style-name="T16">Trap </text:span><text:span text:style-name="T17">Components</text:span><text:span text:style-name="T22">, and other </text:span><text:span text:style-name="T16">High Tier Items</text:span><text:span text:style-name="T22">. They are also responsible for creating </text:span><text:span text:style-name="T34">Upgrades</text:span><text:span text:style-name="T22"> for </text:span><text:span text:style-name="T16">High Tier Items</text:span><text:span text:style-name="T22">.</text:span></text:p>
      <text:h text:style-name="P38" text:outline-level="3"><text:bookmark-start text:name="__RefHeading__175_155986196"/>Alchemy<text:bookmark-end text:name="__RefHeading__175_155986196"/></text:h>
      <text:p text:style-name="P9">Process <text:span text:style-name="T2">Tier 0 Products</text:span> and <text:span text:style-name="T7">Tier 1 Products</text:span> into <text:span text:style-name="T12">Alchemy Products</text:span> which can be used to change the material of a product. This industry also u<text:span text:style-name="T22">se</text:span>s<text:span text:style-name="T22"> </text:span><text:span text:style-name="T9">Tier 1 Products</text:span><text:span text:style-name="T22"> and </text:span><text:span text:style-name="T14">Tier 2 Products</text:span><text:span text:style-name="T22"> to create </text:span>entirely different products and <text:span text:style-name="T33">Upgrades</text:span> for other industries.</text:p>
      <text:h text:style-name="P38" text:outline-level="3"><text:bookmark-start text:name="__RefHeading__177_155986196"/>Apothecary (Elixirs and Poisons)<text:bookmark-end text:name="__RefHeading__177_155986196"/></text:h>
      <text:p text:style-name="P8">Use <text:span text:style-name="T7">Tier 1 Products</text:span> and <text:span text:style-name="T12">Tier 2 Products</text:span> to create <text:span text:style-name="T17">Elixirs</text:span><text:span text:style-name="T23"> and </text:span><text:span text:style-name="T17">Poisons</text:span><text:span text:style-name="T23"> and combine them together to create </text:span><text:span text:style-name="T35">Elixir Upgrades</text:span><text:span text:style-name="T23"> and </text:span><text:span text:style-name="T35">Poison Upgrades</text:span><text:span text:style-name="T23">. This industry is also responsible for coating weapons with poisons and putting elixirs into canteens.</text:span></text:p>
      <text:h text:style-name="P38" text:outline-level="3"><text:bookmark-start text:name="__RefHeading__179_155986196"/>Armor<text:bookmark-end text:name="__RefHeading__179_155986196"/></text:h>
      <text:p text:style-name="P8">Use <text:span text:style-name="T7">Tier 1 Products</text:span> and <text:span text:style-name="T12">Tier 2 Products</text:span> to create <text:span text:style-name="T17">Armor</text:span><text:span text:style-name="T23"> </text:span>and <text:span text:style-name="T35">Armor </text:span><text:span text:style-name="T33">Upgrades</text:span>.</text:p>
      <text:h text:style-name="P38" text:outline-level="3"><text:bookmark-start text:name="__RefHeading__181_155986196"/>Enchanting<text:bookmark-end text:name="__RefHeading__181_155986196"/></text:h>
      <text:p text:style-name="P8">Use <text:span text:style-name="T7">Tier 1 Products</text:span> and <text:span text:style-name="T12">Tier 2 Products</text:span> to create <text:span text:style-name="T35">Enchants</text:span><text:span text:style-name="T23"> which can be placed on </text:span><text:span text:style-name="T17">Weapons</text:span><text:span text:style-name="T23"> and </text:span><text:span text:style-name="T17">Armor.</text:span></text:p>
      <text:h text:style-name="P38" text:outline-level="3"><text:bookmark-start text:name="__RefHeading__183_155986196"/>Traps<text:bookmark-end text:name="__RefHeading__183_155986196"/></text:h>
      <text:p text:style-name="P8">Use <text:span text:style-name="T7">Tier 1 Products</text:span> and <text:span text:style-name="T12">Tier 2 Products</text:span> to create <text:span text:style-name="T17">Trap Components</text:span><text:span text:style-name="T23"> and </text:span><text:span text:style-name="T35">Trap Upgrades</text:span><text:span text:style-name="T23">. This industry is also responsible for creating custom traps.</text:span></text:p>
      <text:h text:style-name="P38" text:outline-level="3"><text:bookmark-start text:name="__RefHeading__185_155986196"/>Weapons (Melee)<text:bookmark-end text:name="__RefHeading__185_155986196"/></text:h>
      <text:p text:style-name="P7">Use <text:span text:style-name="T7">Tier 1 Products</text:span> and <text:span text:style-name="T12">Tier 2 Products</text:span> to create <text:span text:style-name="T15">Melee Weapons</text:span> and <text:span text:style-name="T35">Weapon </text:span><text:span text:style-name="T33">Upgrades</text:span>.</text:p>
      <text:h text:style-name="P38" text:outline-level="3"><text:bookmark-start text:name="__RefHeading__187_155986196"/>Weapons (Ranged)<text:bookmark-end text:name="__RefHeading__187_155986196"/></text:h>
      <text:p text:style-name="P8">Use <text:span text:style-name="T7">Tier 1 Products</text:span> and <text:span text:style-name="T12">Tier 2 Products</text:span> to create <text:span text:style-name="T17">Ranged</text:span><text:span text:style-name="T15"> Weapons</text:span> and <text:span text:style-name="T35">Weapon </text:span><text:span text:style-name="T33">Upgrades</text:span>.</text:p>
      <text:h text:style-name="P26" text:outline-level="2"/>
      <text:h text:style-name="P32" text:outline-level="2"><text:bookmark-start text:name="__RefHeading__189_155986196"/>Tier 4 (Researching and Training)<text:bookmark-end text:name="__RefHeading__189_155986196"/></text:h>
      <text:p text:style-name="P9">Industries in this tier are responsible <text:span text:style-name="T24">for training and research. This includes the advancement the previous tiers of industries as well as the advancement of individual units.</text:span></text:p>
      <text:h text:style-name="P38" text:outline-level="3"><text:bookmark-start text:name="__RefHeading__191_155986196"/>Combat<text:bookmark-end text:name="__RefHeading__191_155986196"/></text:h>
      <text:p text:style-name="P10">Increase a units combat related skills and physical attributes and research new weapons and armor. This industry is also responsible for researching new physical abilities and classes for use in the Class System.</text:p>
      <text:h text:style-name="P38" text:outline-level="3"><text:bookmark-start text:name="__RefHeading__193_155986196"/>Engineering<text:bookmark-end text:name="__RefHeading__193_155986196"/></text:h>
      <text:p text:style-name="P10">Research Upgrades for both items and other industries. <text:span text:style-name="T25">This industry is also responsible for all research into power generation and power transfering as well as the actual generation of power.</text:span></text:p>
      <text:h text:style-name="P40" text:outline-level="3"><text:bookmark-start text:name="__RefHeading__233_155986196"/>Entertainment<text:bookmark-end text:name="__RefHeading__233_155986196"/></text:h>
      <text:p text:style-name="P12">Increase a units social related skills and provide temporary increases for all units. This industry is also responsible for researching certain abilities and classes for use in the Class System.</text:p>
      <text:h text:style-name="P38" text:outline-level="3"><text:bookmark-start text:name="__RefHeading__195_155986196"/>Healthcare<text:bookmark-end text:name="__RefHeading__195_155986196"/></text:h>
      <text:p text:style-name="P10">Increase a units healthcare related skills and research new medicenes and healthcare techniques. This industry is also responsible for research certain abilities and classes for use in the Class System.</text:p>
      <text:h text:style-name="P38" text:outline-level="3"><text:bookmark-start text:name="__RefHeading__197_155986196"/>Knowledge<text:bookmark-end text:name="__RefHeading__197_155986196"/></text:h>
      <text:p text:style-name="P10">Increase all skills, teach new skills, and perform general research. <text:span text:style-name="T25">This industry is also responsible for the sharing of various knowledge between different civilizations.</text:span></text:p>
      <text:h text:style-name="P38" text:outline-level="3"><text:bookmark-start text:name="__RefHeading__199_155986196"/>Magic<text:bookmark-end text:name="__RefHeading__199_155986196"/></text:h>
      <text:p text:style-name="P10">Increase a units magic related skills and mental attributes and research new weapons and armor. This industry is also responsible for researching new magical abilities and classes for use in the Class System.</text:p>
      <text:h text:style-name="P38" text:outline-level="3"><text:bookmark-start text:name="__RefHeading__201_155986196"/>Religion<text:bookmark-end text:name="__RefHeading__201_155986196"/></text:h>
      <text:p text:style-name="P47">Civilization specific unit advancements and research. This industry is also responsible for researching certain abilities and classes for use in the Class System.</text:p>
      <text:h text:style-name="P32" text:outline-level="2"><text:bookmark-start text:name="__RefHeading__205_155986196"/>Tier <text:span text:style-name="T28">5</text:span> (Civilization Advancement)<text:bookmark-end text:name="__RefHeading__205_155986196"/></text:h>
      <text:p text:style-name="P11">Industries in this tier are responsible for the interaction of your civilization with the world. This includes interactions between civilizations, between the natural world, and others. The main method for this interaction is through missions.</text:p>
      <text:h text:style-name="P37" text:outline-level="3"><text:bookmark-start text:name="__RefHeading__207_155986196"/>Adventure<text:bookmark-end text:name="__RefHeading__207_155986196"/></text:h>
      <text:p text:style-name="P11">Send units, either your own or hired, on missions to scout and explore natural sites such as caves and monster lairs. </text:p>
      <text:h text:style-name="P38" text:outline-level="3"><text:bookmark-start text:name="__RefHeading__209_155986196"/>Civilization<text:bookmark-end text:name="__RefHeading__209_155986196"/></text:h>
      <text:p text:style-name="P11">Send your own units to establish new outposts and expand your influence. This industry is also responsible for advancing your civilization through the Civilization System as well as all Diplomacy.</text:p>
      <text:h text:style-name="P38" text:outline-level="3"><text:bookmark-start text:name="__RefHeading__211_155986196"/>Economy<text:bookmark-end text:name="__RefHeading__211_155986196"/></text:h>
      <text:p text:style-name="P11">Collect taxes, provide <text:span text:style-name="T26">infrastructure, and interface the economy of other civilizations with your own.</text:span></text:p>
      <text:h text:style-name="P40" text:outline-level="3"><text:bookmark-start text:name="__RefHeading__215_155986196"/>Story<text:bookmark-end text:name="__RefHeading__215_155986196"/></text:h>
      <text:p text:style-name="P11">Send your own units on dangerous civilization and story specific missions.</text:p>
      <text:h text:style-name="P41" text:outline-level="3"><text:bookmark-start text:name="__RefHeading__217_155986196"/>Trade<text:bookmark-end text:name="__RefHeading__217_155986196"/></text:h>
      <text:p text:style-name="P11">Send your own units to other civilization to buy and sell goods. This industry is also responsible for all storage and merchant related activities.</text:p>
      <text:h text:style-name="P41" text:outline-level="3"><text:bookmark-start text:name="__RefHeading__219_155986196"/>War<text:bookmark-end text:name="__RefHeading__219_155986196"/></text:h>
      <text:p text:style-name="P11">Send units, either your own or hired, on missions to scout, raid, and siege other civiliz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Signature" style:family="paragraph" style:parent-style-name="Standard" style:class="text">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les Engel</meta:initial-creator>
    <meta:creation-date>2018-04-03T10:37:07.167525114</meta:creation-date>
    <dc:date>2018-04-12T17:59:33.196846832</dc:date>
    <dc:creator>Miles Engel</dc:creator>
    <meta:editing-duration>P1DT23H43M52S</meta:editing-duration>
    <meta:editing-cycles>4</meta:editing-cycles>
    <meta:generator>LibreOffice/4.3.7.2$Linux_X86_64 LibreOffice_project/430$Build-2</meta:generator>
    <meta:document-statistic meta:table-count="0" meta:image-count="0" meta:object-count="0" meta:page-count="40" meta:paragraph-count="501" meta:word-count="1711" meta:character-count="9662" meta:non-whitespace-character-count="8447"/>
  </office:meta>
</office:document-meta>
</file>